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998cm" fo:margin-left="-0.023cm" table:align="left"/>
    </style:style>
    <style:style style:name="Tabela2.A" style:family="table-column">
      <style:table-column-properties style:column-width="1.455cm"/>
    </style:style>
    <style:style style:name="Tabela2.E" style:family="table-column">
      <style:table-column-properties style:column-width="1.453cm"/>
    </style:style>
    <style:style style:name="Tabela2.K" style:family="table-column">
      <style:table-column-properties style:column-width="1.457cm"/>
    </style:style>
    <style:style style:name="Tabe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2.K1" style:family="table-cell">
      <style:table-cell-properties fo:padding="0.097cm" fo:border="0.25pt solid #000000" style:writing-mode="lr-tb"/>
    </style:style>
    <style:style style:name="Tabe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.K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6.263cm" fo:margin-left="-0.132cm" table:align="left"/>
    </style:style>
    <style:style style:name="Tabela3.A" style:family="table-column">
      <style:table-column-properties style:column-width="8.123cm"/>
    </style:style>
    <style:style style:name="Tabela3.B" style:family="table-column">
      <style:table-column-properties style:column-width="8.14cm"/>
    </style:style>
    <style:style style:name="Tabela3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12.638cm"/>
    </style:style>
    <style:style style:name="Tabela4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12.638cm"/>
    </style:style>
    <style:style style:name="Tabela5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12.638cm"/>
    </style:style>
    <style:style style:name="Tabela6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12.638cm"/>
    </style:style>
    <style:style style:name="Tabela7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12.638cm"/>
    </style:style>
    <style:style style:name="Tabela8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12.638cm"/>
    </style:style>
    <style:style style:name="Tabela10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5.628cm" fo:margin-left="0.503cm" table:align="left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12.638cm"/>
    </style:style>
    <style:style style:name="Tabela12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3" style:family="table">
      <style:table-properties style:width="15.628cm" fo:margin-left="0.503cm" table:align="left"/>
    </style:style>
    <style:style style:name="Tabela13.A" style:family="table-column">
      <style:table-column-properties style:column-width="2.99cm"/>
    </style:style>
    <style:style style:name="Tabela13.B" style:family="table-column">
      <style:table-column-properties style:column-width="12.638cm"/>
    </style:style>
    <style:style style:name="Tabela13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/>
    </style:style>
    <style:style style:name="P2" style:family="paragraph" style:parent-style-name="titulo">
      <style:paragraph-properties fo:margin-top="0.212cm" fo:margin-bottom="0cm" style:contextual-spacing="false" fo:text-align="center" style:justify-single-word="false"/>
      <style:text-properties fo:font-size="24pt" style:font-size-asian="24pt"/>
    </style:style>
    <style:style style:name="P3" style:family="paragraph" style:parent-style-name="versao">
      <style:paragraph-properties fo:text-align="center" style:justify-single-word="false"/>
    </style:style>
    <style:style style:name="P4" style:family="paragraph" style:parent-style-name="versao">
      <style:paragraph-properties fo:text-align="center" style:justify-single-word="false"/>
      <style:text-properties fo:color="#333333" fo:font-size="11pt" fo:font-style="italic" style:font-size-asian="11pt" style:font-style-asian="italic" style:font-size-complex="11pt" style:font-style-complex="italic" style:font-weight-complex="bold"/>
    </style:style>
    <style:style style:name="P5" style:family="paragraph" style:parent-style-name="Standard">
      <style:text-properties fo:color="#333333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12" style:family="paragraph" style:parent-style-name="Standard">
      <style:text-properties fo:color="#000000" fo:font-size="10pt" style:font-size-asian="10pt"/>
    </style:style>
    <style:style style:name="P13" style:family="paragraph" style:parent-style-name="Standard">
      <style:text-properties fo:color="#000000" fo:font-size="6pt" style:font-size-asian="6pt" style:font-size-complex="6pt"/>
    </style:style>
    <style:style style:name="P14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15" style:family="paragraph" style:parent-style-name="Standard">
      <style:text-properties fo:color="#000000" fo:font-size="11pt" fo:font-style="italic" style:font-size-asian="11pt" style:font-style-asian="italic" style:font-size-complex="11pt" style:font-style-complex="italic"/>
    </style:style>
    <style:style style:name="P16" style:family="paragraph" style:parent-style-name="Standard">
      <style:text-properties fo:color="#000000" fo:font-size="11pt" fo:font-style="italic" officeooo:paragraph-rsid="00186ba3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text-align="center" style:justify-single-word="false"/>
      <style:text-properties fo:color="#000080"/>
    </style:style>
    <style:style style:name="P18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19" style:family="paragraph" style:parent-style-name="Table_20_Contents">
      <style:text-properties fo:font-style="italic" style:font-style-asian="italic" style:font-style-complex="italic"/>
    </style:style>
    <style:style style:name="P2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style="italic" officeooo:rsid="00105c45" style:font-style-asian="italic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tyle-complex="italic"/>
    </style:style>
    <style:style style:name="P24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6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7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28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29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ff0000"/>
    </style:style>
    <style:style style:name="P30" style:family="paragraph" style:parent-style-name="Contents_20_1">
      <style:paragraph-properties>
        <style:tab-stops>
          <style:tab-stop style:position="0.751cm" style:type="right" style:leader-style="dotted" style:leader-text=".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.251cm" style:type="right" style:leader-style="dotted" style:leader-text=".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left="0cm" fo:margin-right="0cm" fo:text-indent="1.27cm" style:auto-text-indent="false"/>
    </style:style>
    <style:style style:name="P34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35" style:family="paragraph" style:parent-style-name="Standard">
      <style:paragraph-properties fo:margin-left="0cm" fo:margin-right="0cm" fo:text-indent="1.27cm" style:auto-text-indent="false"/>
      <style:text-properties fo:color="#0000ff" fo:font-size="6pt" fo:font-style="italic" style:font-size-asian="6pt" style:font-style-asian="italic" style:font-size-complex="6pt"/>
    </style:style>
    <style:style style:name="P36" style:family="paragraph" style:parent-style-name="Text_20_body">
      <style:paragraph-properties fo:margin-left="0cm" fo:margin-right="0cm" fo:text-indent="1.27cm" style:auto-text-indent="false"/>
      <style:text-properties fo:color="#000000" fo:font-size="10pt" style:font-size-asian="10pt"/>
    </style:style>
    <style:style style:name="P37" style:family="paragraph" style:parent-style-name="Standard">
      <style:paragraph-properties fo:margin-left="0cm" fo:margin-right="0cm" fo:text-indent="0.76cm" style:auto-text-indent="false"/>
    </style:style>
    <style:style style:name="P38" style:family="paragraph" style:parent-style-name="Standard">
      <style:paragraph-properties fo:margin-left="0cm" fo:margin-right="0cm" fo:text-indent="0.76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39" style:family="paragraph" style:parent-style-name="Table_20_header">
      <style:paragraph-properties style:snap-to-layout-grid="false"/>
    </style:style>
    <style:style style:name="P40" style:family="paragraph" style:parent-style-name="Filling_20_instruction_20__28_table_20_cell_29_">
      <style:paragraph-properties style:snap-to-layout-grid="false"/>
      <style:text-properties fo:color="#000000"/>
    </style:style>
    <style:style style:name="P41" style:family="paragraph" style:parent-style-name="Text_20_body">
      <style:text-properties fo:color="#000000" fo:font-size="10pt" style:font-size-asian="10pt"/>
    </style:style>
    <style:style style:name="P42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3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4" style:family="paragraph" style:parent-style-name="Standard">
      <style:paragraph-properties fo:margin-left="0.751cm" fo:margin-right="0cm" fo:text-indent="0cm" style:auto-text-indent="false">
        <style:tab-stops/>
      </style:paragraph-properties>
    </style:style>
    <style:style style:name="P45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style:font-size-asian="11pt" style:font-weight-asian="normal" style:font-name-complex="Arial" style:font-size-complex="11pt" style:font-weight-complex="bold"/>
    </style:style>
    <style:style style:name="P46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0c2876" style:font-size-asian="11pt" style:font-weight-asian="normal" style:font-name-complex="Arial" style:font-size-complex="11pt" style:font-weight-complex="bold"/>
    </style:style>
    <style:style style:name="P47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4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/>
    </style:style>
    <style:style style:name="P49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50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51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52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0b5043" style:font-size-asian="9pt" style:font-style-asian="italic" style:font-size-complex="9pt" style:font-style-complex="italic"/>
    </style:style>
    <style:style style:name="P53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1bb06e" style:font-size-asian="9pt" style:font-style-asian="italic" style:font-size-complex="9pt" style:font-style-complex="italic"/>
    </style:style>
    <style:style style:name="P54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55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style:font-size-asian="9pt" style:font-size-complex="9pt" style:font-style-complex="italic"/>
    </style:style>
    <style:style style:name="P56" style:family="paragraph" style:parent-style-name="Filling_20_instruction">
      <style:text-properties fo:color="#000000" fo:font-size="9pt" style:font-size-asian="9pt" style:font-size-complex="9pt" style:font-style-complex="italic"/>
    </style:style>
    <style:style style:name="P57" style:family="paragraph" style:parent-style-name="Filling_20_instruction">
      <style:text-properties fo:color="#000000" fo:font-size="9pt" fo:font-style="italic" style:font-size-asian="9pt" style:font-style-asian="italic" style:font-size-complex="9pt" style:font-style-complex="italic"/>
    </style:style>
    <style:style style:name="P58" style:family="paragraph" style:parent-style-name="Filling_20_instruction">
      <style:text-properties fo:color="#ff0000" fo:font-size="10pt" fo:font-weight="bold" style:font-size-asian="10pt" style:font-weight-asian="bold" style:font-weight-complex="bold"/>
    </style:style>
    <style:style style:name="P59" style:family="paragraph" style:parent-style-name="Standard" style:master-page-name="MPF1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/>
    </style:style>
    <style:style style:name="P60" style:family="paragraph" style:parent-style-name="Standard">
      <style:text-properties fo:color="#000000" fo:font-size="11pt" fo:font-style="italic" officeooo:rsid="0018c98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62" style:family="paragraph" style:parent-style-name="Heading_20_1" style:list-style-name="" style:master-page-name="MP3">
      <style:paragraph-properties style:page-number="auto" fo:break-before="page"/>
    </style:style>
    <style:style style:name="P63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fo:color="#000000" fo:font-style="italic" style:font-style-asian="italic"/>
    </style:style>
    <style:style style:name="P64" style:family="paragraph" style:parent-style-name="Requisito">
      <style:paragraph-properties fo:padding-left="0cm" fo:padding-right="0.141cm" fo:padding-top="0.106cm" fo:padding-bottom="0.035cm" fo:border="0.51pt solid #000000" style:shadow="none"/>
    </style:style>
    <style:style style:name="P65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66" style:family="paragraph" style:parent-style-name="destaque_20_1">
      <style:paragraph-properties fo:margin-left="0.009cm" fo:margin-right="0.115cm" fo:margin-top="0.106cm" fo:margin-bottom="0.106cm" style:contextual-spacing="false" fo:text-indent="0cm" style:auto-text-indent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6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  <style:text-properties officeooo:paragraph-rsid="002eb096"/>
    </style:style>
    <style:style style:name="P69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  <style:text-properties officeooo:paragraph-rsid="002ecc2b"/>
    </style:style>
    <style:style style:name="P70" style:family="paragraph" style:parent-style-name="conteudo" style:master-page-name="MP2">
      <style:paragraph-properties style:page-number="auto" fo:break-before="page"/>
    </style:style>
    <style:style style:name="P71" style:family="paragraph" style:parent-style-name="Title_20_Cover" style:master-page-name="MP0">
      <style:paragraph-properties fo:margin-left="0cm" fo:margin-right="-0.953cm" fo:margin-top="0.635cm" fo:margin-bottom="0.423cm" style:contextual-spacing="false" style:line-height-at-least="0.423cm" fo:text-align="center" style:justify-single-word="false" fo:text-indent="0cm" style:auto-text-indent="false" style:page-number="auto" fo:break-before="page" fo:padding-left="0cm" fo:padding-right="0cm" fo:padding-top="0.353cm" fo:padding-bottom="0.141cm" fo:border-left="none" fo:border-right="none" fo:border-top="0.99pt solid #000000" fo:border-bottom="0.99pt solid #000000" style:shadow="none">
        <style:tab-stops>
          <style:tab-stop style:position="-1.482cm"/>
        </style:tab-stops>
      </style:paragraph-properties>
      <style:text-properties fo:font-size="36pt" fo:font-weight="normal" style:font-size-asian="36pt" style:font-weight-asian="normal" style:font-size-complex="48pt"/>
    </style:style>
    <style:style style:name="P72" style:family="paragraph" style:parent-style-name="Table_20_Contents">
      <style:paragraph-properties fo:text-align="center" style:justify-single-word="false"/>
      <style:text-properties fo:font-style="italic" officeooo:rsid="001bb06e" officeooo:paragraph-rsid="001bb06e" style:font-style-asian="italic" style:font-style-complex="italic"/>
    </style:style>
    <style:style style:name="P73" style:family="paragraph" style:parent-style-name="Table_20_Contents">
      <style:paragraph-properties fo:text-align="center" style:justify-single-word="false"/>
      <style:text-properties fo:font-style="italic" officeooo:rsid="00105c45" style:font-style-asian="italic" style:font-style-complex="italic"/>
    </style:style>
    <style:style style:name="T1" style:family="text">
      <style:text-properties fo:font-size="11pt" fo:font-style="italic" style:font-size-asian="11pt" style:font-style-asian="italic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05ebf" style:font-size-asian="11pt" style:font-size-complex="11pt"/>
    </style:style>
    <style:style style:name="T4" style:family="text">
      <style:text-properties fo:font-size="11pt" officeooo:rsid="00186ba3" style:font-size-asian="11pt" style:font-size-complex="11pt"/>
    </style:style>
    <style:style style:name="T5" style:family="text">
      <style:text-properties fo:color="#000000"/>
    </style:style>
    <style:style style:name="T6" style:family="text">
      <style:text-properties fo:color="#000000" style:font-name="arial" fo:font-size="11pt" style:font-size-asian="11pt" style:font-size-complex="11pt" style:font-weight-complex="bold"/>
    </style:style>
    <style:style style:name="T7" style:family="text">
      <style:text-properties fo:color="#000000" fo:font-style="italic" style:font-style-asian="italic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 fo:font-style="italic" officeooo:rsid="000b5043" style:font-style-asian="italic"/>
    </style:style>
    <style:style style:name="T10" style:family="text">
      <style:text-properties fo:color="#000000" fo:font-style="italic" officeooo:rsid="00105c45" style:font-style-asian="italic"/>
    </style:style>
    <style:style style:name="T11" style:family="text">
      <style:text-properties fo:color="#000000" style:font-style-complex="italic"/>
    </style:style>
    <style:style style:name="T12" style:family="text">
      <style:text-properties fo:color="#000000" officeooo:rsid="001b38fe" style:font-style-complex="italic"/>
    </style:style>
    <style:style style:name="T13" style:family="text">
      <style:text-properties fo:color="#000000" officeooo:rsid="000c2876"/>
    </style:style>
    <style:style style:name="T14" style:family="text">
      <style:text-properties fo:color="#000000" officeooo:rsid="000dfd08"/>
    </style:style>
    <style:style style:name="T15" style:family="text">
      <style:text-properties fo:color="#000000" officeooo:rsid="0012d4e2"/>
    </style:style>
    <style:style style:name="T16" style:family="text">
      <style:text-properties fo:color="#000000" fo:font-size="9pt" style:font-size-asian="9pt" style:font-size-complex="9pt" style:font-style-complex="italic"/>
    </style:style>
    <style:style style:name="T17" style:family="text">
      <style:text-properties fo:color="#000000" officeooo:rsid="001b38fe"/>
    </style:style>
    <style:style style:name="T18" style:family="text">
      <style:text-properties fo:color="#000000" officeooo:rsid="001c9d2c"/>
    </style:style>
    <style:style style:name="T19" style:family="text">
      <style:text-properties fo:color="#000000" officeooo:rsid="001cd237"/>
    </style:style>
    <style:style style:name="T20" style:family="text">
      <style:text-properties fo:color="#333333" fo:font-size="20pt" fo:font-weight="bold" style:font-size-asian="20pt" style:font-weight-asian="bold" style:font-size-complex="20pt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italic" fo:font-weight="bold" style:font-style-asian="italic" style:font-weight-asian="bold"/>
    </style:style>
    <style:style style:name="T24" style:family="text">
      <style:text-properties fo:font-style="italic" style:font-style-asian="italic"/>
    </style:style>
    <style:style style:name="T25" style:family="text">
      <style:text-properties fo:font-style="italic" officeooo:rsid="001a4be7" style:font-style-asian="italic" style:font-style-complex="italic"/>
    </style:style>
    <style:style style:name="T26" style:family="text">
      <style:text-properties fo:font-style="italic" officeooo:rsid="0018c987" style:font-style-asian="italic" style:font-style-complex="italic"/>
    </style:style>
    <style:style style:name="T27" style:family="text">
      <style:text-properties fo:color="#0000ff"/>
    </style:style>
    <style:style style:name="T28" style:family="text">
      <style:text-properties fo:color="#ff0000"/>
    </style:style>
    <style:style style:name="T29" style:family="text">
      <style:text-properties style:language-asian="pt" style:country-asian="BR"/>
    </style:style>
    <style:style style:name="T30" style:family="text">
      <style:text-properties officeooo:rsid="000b5043"/>
    </style:style>
    <style:style style:name="T31" style:family="text">
      <style:text-properties officeooo:rsid="000c2876"/>
    </style:style>
    <style:style style:name="T32" style:family="text">
      <style:text-properties officeooo:rsid="000dfd08"/>
    </style:style>
    <style:style style:name="T33" style:family="text">
      <style:text-properties officeooo:rsid="000eaacd"/>
    </style:style>
    <style:style style:name="T34" style:family="text">
      <style:text-properties officeooo:rsid="00105c45"/>
    </style:style>
    <style:style style:name="T35" style:family="text">
      <style:text-properties officeooo:rsid="00105ebf"/>
    </style:style>
    <style:style style:name="T36" style:family="text">
      <style:text-properties officeooo:rsid="00186ba3"/>
    </style:style>
    <style:style style:name="T37" style:family="text">
      <style:text-properties officeooo:rsid="0018c987"/>
    </style:style>
    <style:style style:name="T38" style:family="text">
      <style:text-properties officeooo:rsid="001b38fe"/>
    </style:style>
    <style:style style:name="T39" style:family="text">
      <style:text-properties officeooo:rsid="001bb06e"/>
    </style:style>
    <style:style style:name="T40" style:family="text">
      <style:text-properties officeooo:rsid="001c3ab9"/>
    </style:style>
    <style:style style:name="T41" style:family="text">
      <style:text-properties officeooo:rsid="001c9d2c"/>
    </style:style>
    <style:style style:name="T42" style:family="text">
      <style:text-properties officeooo:rsid="001cd237"/>
    </style:style>
    <style:style style:name="T43" style:family="text">
      <style:text-properties officeooo:rsid="001cd49b"/>
    </style:style>
    <style:style style:name="T44" style:family="text">
      <style:text-properties officeooo:rsid="001dd632"/>
    </style:style>
    <style:style style:name="T45" style:family="text">
      <style:text-properties officeooo:rsid="001e6260"/>
    </style:style>
    <style:style style:name="T46" style:family="text">
      <style:text-properties officeooo:rsid="00203f13"/>
    </style:style>
    <style:style style:name="T47" style:family="text">
      <style:text-properties officeooo:rsid="0021cedf"/>
    </style:style>
    <style:style style:name="T48" style:family="text">
      <style:text-properties officeooo:rsid="0021e003"/>
    </style:style>
    <style:style style:name="T49" style:family="text">
      <style:text-properties officeooo:rsid="0022efca"/>
    </style:style>
    <style:style style:name="T50" style:family="text">
      <style:text-properties officeooo:rsid="00247ecb"/>
    </style:style>
    <style:style style:name="T51" style:family="text">
      <style:text-properties officeooo:rsid="0024d5f1"/>
    </style:style>
    <style:style style:name="T52" style:family="text">
      <style:text-properties officeooo:rsid="002593d7"/>
    </style:style>
    <style:style style:name="T53" style:family="text">
      <style:text-properties officeooo:rsid="00276cb9"/>
    </style:style>
    <style:style style:name="T54" style:family="text">
      <style:text-properties style:use-window-font-color="true"/>
    </style:style>
    <style:style style:name="T55" style:family="text">
      <style:text-properties style:use-window-font-color="true" fo:font-size="9pt" style:font-size-asian="9pt" style:font-size-complex="9pt"/>
    </style:style>
    <style:style style:name="T56" style:family="text">
      <style:text-properties officeooo:rsid="002a7d21"/>
    </style:style>
    <style:style style:name="T57" style:family="text">
      <style:text-properties officeooo:rsid="002c7aa5"/>
    </style:style>
    <style:style style:name="T58" style:family="text">
      <style:text-properties officeooo:rsid="002d14a9"/>
    </style:style>
    <style:style style:name="T59" style:family="text">
      <style:text-properties officeooo:rsid="002df306"/>
    </style:style>
    <style:style style:name="T60" style:family="text">
      <style:text-properties officeooo:rsid="002eb096"/>
    </style:style>
    <style:style style:name="T61" style:family="text">
      <style:text-properties officeooo:rsid="002ecc2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Documento de Especificação de Projeto</text:p>
      <text:p text:style-name="Standard"/>
      <text:p text:style-name="Standard"/>
      <text:p text:style-name="Standard"/>
      <text:p text:style-name="Standard"/>
      <text:p text:style-name="P2">Projeto de Softwar<text:span text:style-name="T30">e</text:span></text:p>
      <text:p text:style-name="P3"><text:span text:style-name="Fonte_20_parág._20_padrão"><text:span text:style-name="T1">Disciplina NEA2 – Segundo Semestre – 2012.</text:span></text:span><text:span text:style-name="Fonte_20_parág._20_padrão"><text:span text:style-name="T1"><text:line-break/>Professora </text:span></text:span><text:span text:style-name="Fonte_20_parág._20_padrão"><text:span text:style-name="T6">Aretha Barbosa Alencar</text:span></text:span><text:span text:style-name="Fonte_20_parág._20_padrão"><text:span text:style-name="T1"><text:line-break/>UTFPR – Universidade Tecnológica Federal do Paraná – Campus Campo Mourão</text:span></text:span></text:p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P5"/>
      <text:p text:style-name="P6"><text:span text:style-name="Fonte_20_parág._20_padrão"><text:span text:style-name="T20">Gerenciador de Bibliotecas</text:span></text:span></text:p>
      <text:p text:style-name="P4">Equipe: Adilson Simiao de Souza.</text:p>
      <text:p text:style-name="Standard"><text:s text:c="56"/><text:span text:style-name="T22"><text:s text:c="3"/>Fábio Alexandre da Silva.</text:span></text:p>
      <text:p text:style-name="P59">HISTÓRICO DE REVISÕES</text:p>
      <text:p text:style-name="P7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8">Nome da alteração</text:p>
          </table:table-cell>
          <table:table-cell table:style-name="Tabela1.A1" office:value-type="string">
            <text:p text:style-name="P8">Responsável</text:p>
          </table:table-cell>
          <table:table-cell table:style-name="Tabela1.C1" office:value-type="string">
            <text:p text:style-name="P8">Data</text:p>
          </table:table-cell>
        </table:table-row>
        <table:table-row>
          <table:table-cell table:style-name="Tabela1.A1" office:value-type="string">
            <text:p text:style-name="P72">Requisitos</text:p>
          </table:table-cell>
          <table:table-cell table:style-name="Tabela1.A1" office:value-type="string">
            <text:p text:style-name="P20"><text:s text:c="2"/><text:span text:style-name="T34">Adílson</text:span></text:p>
          </table:table-cell>
          <table:table-cell table:style-name="Tabela1.C1" office:value-type="string">
            <text:p text:style-name="P20">1<text:span text:style-name="T39">5</text:span>/<text:span text:style-name="T39">06</text:span>/13</text:p>
          </table:table-cell>
        </table:table-row>
        <table:table-row>
          <table:table-cell table:style-name="Tabela1.A1" office:value-type="string">
            <text:p text:style-name="P20">Requisitos</text:p>
          </table:table-cell>
          <table:table-cell table:style-name="Tabela1.A1" office:value-type="string">
            <text:p text:style-name="P19"><text:s text:c="18"/><text:span text:style-name="T34">Fábio</text:span> </text:p>
          </table:table-cell>
          <table:table-cell table:style-name="Tabela1.C1" office:value-type="string">
            <text:p text:style-name="P72">17/06/13</text:p>
          </table:table-cell>
        </table:table-row>
        <table:table-row>
          <table:table-cell table:style-name="Tabela1.A4" office:value-type="string">
            <text:p text:style-name="P72">Requisitos</text:p>
          </table:table-cell>
          <table:table-cell table:style-name="Tabela1.A4" office:value-type="string">
            <text:p text:style-name="P72">Adilson</text:p>
          </table:table-cell>
          <table:table-cell table:style-name="Tabela1.C4" office:value-type="string">
            <text:p text:style-name="P72">19/06/13</text:p>
          </table:table-cell>
        </table:table-row>
        <table:table-row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C4" office:value-type="string">
            <text:p text:style-name="P20"/>
          </table:table-cell>
        </table:table-row>
        <table:table-row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21"/>
          </table:table-cell>
          <table:table-cell table:style-name="Tabela1.C4" office:value-type="string">
            <text:p text:style-name="P20"/>
          </table:table-cell>
        </table:table-row>
        <table:table-row>
          <table:table-cell table:style-name="Tabela1.A4" office:value-type="string">
            <text:p text:style-name="P21"/>
          </table:table-cell>
          <table:table-cell table:style-name="Tabela1.A4" office:value-type="string">
            <text:p text:style-name="P19"><text:s text:c="17"/></text:p>
          </table:table-cell>
          <table:table-cell table:style-name="Tabela1.C4" office:value-type="string">
            <text:p text:style-name="P20"/>
          </table:table-cell>
        </table:table-row>
      </table:table>
      <text:p text:style-name="P7"/>
      <text:p text:style-name="P18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7"/>
      <text:p text:style-name="P24"><text:span text:style-name="Fonte_20_parág._20_padrão"><text:span text:style-name="T21">Orientação para uso do </text:span></text:span><text:span text:style-name="Fonte_20_parág._20_padrão"><text:span text:style-name="T23">template</text:span></text:span><text:span text:style-name="Fonte_20_parág._20_padrão"><text:span text:style-name="T21">:</text:span></text:span></text:p>
      <text:p text:style-name="P28">Instruções de preenchimento estão espalhadas pelas várias seções deste <text:span text:style-name="Fonte_20_parág._20_padrão"><text:span text:style-name="T24">template</text:span></text:span>, em cor <text:span text:style-name="Fonte_20_parág._20_padrão"><text:span text:style-name="T27">azul</text:span></text:span> e envoltas por <text:span text:style-name="Fonte_20_parág._20_padrão"><text:span text:style-name="T24">tags</text:span></text:span> (“&lt;” e “&gt;”). Após ler uma instrução de preenchimento e entender que informação deve ser fornecida, delete a instrução de preenchimento e substitua-a por texto de sua própria autoria, relacionado à seção. A cor <text:span text:style-name="Fonte_20_parág._20_padrão"><text:span text:style-name="T28">vermelha</text:span></text:span> é utilizado como comentário e deverá ser apagada do documento.</text:p>
      <text:p text:style-name="P28">Ao fim da elaboração do documento, atualize seu índice clicando com o botão direito do mouse no mesmo e depois em <text:span text:style-name="Fonte_20_parág._20_padrão"><text:span text:style-name="T21">Atualizar Campo </text:span></text:span>(<text:span text:style-name="Fonte_20_parág._20_padrão"><text:span text:style-name="T21">Update Field</text:span></text:span>).</text:p>
      <text:p text:style-name="P2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Este documento foi estendido da proposta de documentação de especificação funcional elaborada pelo Centro de Inovação de Recife / Qualiti Software Processes / Centro de Estudos e Sistemas Avançados do Recife (C.E.S.A.R) de 2007.</text:p>
      <text:p text:style-name="P70">Índice</text:p>
      <text:table-of-content text:style-name="Sect1" text:name="_TOC0">
        <text:table-of-content-source text:outline-level="3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Heading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30"><text:a xlink:type="simple" xlink:href="#__RefHeading__9_117254275" office:target-frame-name="_top" xlink:show="replace">1. <text:s/>Introdução<text:tab/>5</text:a></text:p>
          <text:p text:style-name="P31"><text:a xlink:type="simple" xlink:href="#__RefHeading__11_117254275" office:target-frame-name="_top" xlink:show="replace">1.1 <text:s/>Descrição do sistema<text:tab/>5</text:a></text:p>
          <text:p text:style-name="P31"><text:a xlink:type="simple" xlink:href="#__RefHeading__13_117254275" office:target-frame-name="_top" xlink:show="replace">1.2 <text:s/>Objetivo do sistema<text:tab/>5</text:a></text:p>
          <text:p text:style-name="P31"><text:a xlink:type="simple" xlink:href="#__RefHeading__15_117254275" office:target-frame-name="_top" xlink:show="replace">1.3 <text:s/>Sistemas Similares<text:tab/>5</text:a></text:p>
          <text:p text:style-name="P31"><text:a xlink:type="simple" xlink:href="#__RefHeading__17_117254275" office:target-frame-name="_top" xlink:show="replace">1.4 <text:s/>Convenções, termos e abreviações<text:tab/>5</text:a></text:p>
          <text:p text:style-name="P32"><text:a xlink:type="simple" xlink:href="#__RefHeading__19_117254275" office:target-frame-name="_top" xlink:show="replace">1.4.1 Identificação dos casos de uso <text:tab/>5</text:a></text:p>
          <text:p text:style-name="P30"><text:a xlink:type="simple" xlink:href="#__RefHeading__23_117254275" office:target-frame-name="_top" xlink:show="replace">2. <text:s/>Lista de Requisitos <text:tab/>6</text:a></text:p>
          <text:p text:style-name="P31"><text:a xlink:type="simple" xlink:href="#__RefHeading__937_1047580196" office:target-frame-name="_top" xlink:show="replace">2.1 <text:s/>Matriz de Rastreabilidade<text:tab/>6</text:a></text:p>
          <text:p text:style-name="P30"><text:a xlink:type="simple" xlink:href="#__RefHeading__939_1047580196" office:target-frame-name="_top" xlink:show="replace">3. <text:s/>Atores<text:tab/>7</text:a></text:p>
          <text:p text:style-name="P30"><text:a xlink:type="simple" xlink:href="#__RefHeading__25_117254275" office:target-frame-name="_top" xlink:show="replace">4. <text:s/>Casos de Uso<text:tab/>7</text:a></text:p>
          <text:p text:style-name="P32"><text:a xlink:type="simple" xlink:href="#__RefHeading__27_117254275" office:target-frame-name="_top" xlink:show="replace"><text:s/>Diagrama de Caso de Uso <text:s/>- <text:s/>GerenciadoOS<text:tab/>7</text:a></text:p>
          <text:p text:style-name="P32"><text:a xlink:type="simple" xlink:href="#__RefHeading__29_117254275" office:target-frame-name="_top" xlink:show="replace"><text:s/>[UC01]Manter cliente<text:tab/>8</text:a></text:p>
          <text:p text:style-name="P32"><text:a xlink:type="simple" xlink:href="#__RefHeading__1528_844320639" office:target-frame-name="_top" xlink:show="replace"><text:s/>[UC02]Manter </text:a><text:a xlink:type="simple" xlink:href="#__RefHeading__1528_844320639" office:target-frame-name="_top" xlink:show="replace"><text:span text:style-name="T34">funcionário</text:span></text:a><text:a xlink:type="simple" xlink:href="#__RefHeading__1528_844320639" office:target-frame-name="_top" xlink:show="replace"><text:tab/>10</text:a></text:p>
          <text:p text:style-name="P32"><text:a xlink:type="simple" xlink:href="#__RefHeading__1530_844320639" office:target-frame-name="_top" xlink:show="replace"><text:s/>[UC03]Manter </text:a><text:a xlink:type="simple" xlink:href="#__RefHeading__1530_844320639" office:target-frame-name="_top" xlink:show="replace"><text:span text:style-name="T31">autor</text:span></text:a><text:a xlink:type="simple" xlink:href="#__RefHeading__1530_844320639" office:target-frame-name="_top" xlink:show="replace"><text:tab/>11</text:a></text:p>
          <text:p text:style-name="P32"><text:a xlink:type="simple" xlink:href="#__RefHeading__1532_844320639" office:target-frame-name="_top" xlink:show="replace"><text:s/>[UC04]Manter </text:a><text:a xlink:type="simple" xlink:href="#__RefHeading__1532_844320639" office:target-frame-name="_top" xlink:show="replace"><text:span text:style-name="T31">editora</text:span></text:a><text:a xlink:type="simple" xlink:href="#__RefHeading__1532_844320639" office:target-frame-name="_top" xlink:show="replace"><text:tab/>13</text:a></text:p>
          <text:p text:style-name="P32"><text:a xlink:type="simple" xlink:href="#__RefHeading__1534_844320639" office:target-frame-name="_top" xlink:show="replace"><text:s/>[UC05]Manter </text:a><text:a xlink:type="simple" xlink:href="#__RefHeading__1534_844320639" office:target-frame-name="_top" xlink:show="replace"><text:span text:style-name="T33">livro</text:span></text:a><text:a xlink:type="simple" xlink:href="#__RefHeading__1534_844320639" office:target-frame-name="_top" xlink:show="replace">s<text:tab/>14</text:a></text:p>
          <text:p text:style-name="P32"><text:a xlink:type="simple" xlink:href="#__RefHeading__1534_84432063911" office:target-frame-name="_top" xlink:show="replace"><text:s/>[UC0</text:a><text:a xlink:type="simple" xlink:href="#__RefHeading__1534_84432063911" office:target-frame-name="_top" xlink:show="replace"><text:span text:style-name="T58">6</text:span></text:a><text:a xlink:type="simple" xlink:href="#__RefHeading__1534_84432063911" office:target-frame-name="_top" xlink:show="replace">]Manter </text:a><text:a xlink:type="simple" xlink:href="#__RefHeading__1534_84432063911" office:target-frame-name="_top" xlink:show="replace"><text:span text:style-name="T58">empréstimos</text:span></text:a><text:a xlink:type="simple" xlink:href="#__RefHeading__1534_84432063911" office:target-frame-name="_top" xlink:show="replace"><text:tab/>1</text:a><text:a xlink:type="simple" xlink:href="#__RefHeading__1534_84432063911" office:target-frame-name="_top" xlink:show="replace"><text:span text:style-name="T60">6</text:span></text:a></text:p>
          <text:p text:style-name="P68"><text:a xlink:type="simple" xlink:href="#RFXX0011111111" office:target-frame-name="_top" xlink:show="replace"><text:span text:style-name="T60">[UC07]Fazer consulta...................................................................................................................17</text:span></text:a></text:p>
          <text:p text:style-name="P69"><text:a xlink:type="simple" xlink:href="#RFXX00111111111" office:target-frame-name="_top" xlink:show="replace"><text:span text:style-name="T61">[UC08]Gerar relatório...................................................................................................................18</text:span></text:a></text:p>
          <text:p text:style-name="P32"/>
        </text:index-body>
      </text:table-of-content>
      <text:h text:style-name="P62" text:outline-level="1"><text:bookmark-start text:name="__RefHeading__9_117254275"/>Introdução<text:bookmark-end text:name="__RefHeading__9_117254275"/></text:h>
      <text:h text:style-name="Heading_20_2" text:outline-level="2"><text:bookmark-start text:name="__RefHeading__11_117254275"/>Descrição do sistema<text:bookmark-end text:name="__RefHeading__11_117254275"/></text:h>
      <text:p text:style-name="P33"><text:span text:style-name="Fonte_20_parág._20_padrão"><text:span text:style-name="T7">Este documento especifica os casos de uso e requisitos não-funcionais (RNFs) do projeto intitulado Sistema de </text:span></text:span><text:span text:style-name="Fonte_20_parág._20_padrão"><text:span text:style-name="T8">Ordem de editoras</text:span></text:span><text:span text:style-name="Fonte_20_parág._20_padrão"><text:span text:style-name="T7">, referente ao projeto final da disciplina de Engenharia de software I (EN33A), contida no terceir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ideias do paradigma orientado </text:span></text:span><text:span text:style-name="Fonte_20_parág._20_padrão"><text:span text:style-name="T9">a</text:span></text:span><text:span text:style-name="Fonte_20_parág._20_padrão"><text:span text:style-name="T7"> objetos.</text:span></text:span></text:p>
      <text:h text:style-name="Heading_20_2" text:outline-level="2"><text:bookmark-start text:name="__RefHeading__13_117254275"/>Objetivo do sistema<text:bookmark-end text:name="__RefHeading__13_117254275"/></text:h>
      <text:p text:style-name="Standard"><text:span text:style-name="T7">O Sistema de Controle de Empréstimos de Livros de uma Biblioteca tem como objetivo </text:span><text:span text:style-name="T9">os </text:span>controles<text:span text:style-name="T9"> </text:span><text:span text:style-name="T7"><text:s/></text:span><text:span text:style-name="T9">dos empréstimos </text:span><text:span text:style-name="T7">e devoluções de livros, com o intuito de melhorar o atendimento e consequentemente </text:span><text:span text:style-name="T10">as editoras</text:span><text:span text:style-name="T7"> prestados aos usuários da biblioteca.</text:span></text:p>
      <text:h text:style-name="Heading_20_2" text:outline-level="2"><text:bookmark-start text:name="__RefHeading__15_117254275"/>Sistemas Similares<text:bookmark-end text:name="__RefHeading__15_117254275"/></text:h>
      <text:p text:style-name="P34">&lt;substituir por texto e imagens de telas de sistemas similares pesquisados e utilizados como inspiração. Máximo de 1000 palavras&gt;.</text:p>
      <text:h text:style-name="Heading_20_2" text:outline-level="2"><text:bookmark-start text:name="__RefHeading__17_117254275"/>Convenções, termos e abreviações<text:bookmark-end text:name="__RefHeading__17_117254275"/></text:h>
      <text:p text:style-name="P33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<text:bookmark-end text:name="__RefHeading__19_117254275"/></text:h>
      <text:p text:style-name="P33">Os casos de uso devem ser identificados com um identificador único. A numeração inicia com o identificador [UC01] e prossegue sendo incrementada à medida que forem surgindo novos casos de uso.</text:p>
      <text:p text:style-name="P33">A nomenclatura dos fluxos secundários dos casos de uso é dada por uma sigla e por um número. A sigla deve ser FA para fluxos alternativos e FE para fluxos de erro. O número é um <text:span text:style-name="T41">sequencial</text:span> que inicia de 01. Um exemplo de fluxo alternativo é [FA01] e um exemplo de fluxo de erro é [FE01]. O número do identificador reinicia a cada caso de uso.</text:p>
      <text:p text:style-name="P33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o identificador do fluxo. Por exemplo, a descrição de um caso de uso poderia conter o seguinte texto: “Este caso de uso permite que o usuário edite informações avançadas do seu perfil e é disparado quando o usuário clica no botão <text:span text:style-name="Fonte_20_parág._20_padrão"><text:span text:style-name="T21">Informações</text:span></text:span> <text:span text:style-name="Fonte_20_parág._20_padrão"><text:span text:style-name="T21">Avançadas</text:span></text:span> durante seu cadastro, conforme descrito no fluxo alternativo [UC01].[FA02]”.</text:p>
      <text:p text:style-name="P33"/>
      <text:p text:style-name="P33"/>
      <text:h text:style-name="Heading_20_3" text:outline-level="3"><text:soft-page-break/></text:h>
      <text:h text:style-name="Heading_20_1" text:outline-level="1"><text:bookmark-start text:name="__RefHeading__23_117254275"/>Lista de Requisitos<text:bookmark-end text:name="__RefHeading__23_117254275"/></text:h>
      <text:p text:style-name="P37"><text:span text:style-name="T30">Abaixo se encontra</text:span> a lista de requisitos do projeto.</text:p>
      <text:p text:style-name="P38"/>
      <text:p text:style-name="P11"><text:tab/><text:span text:style-name="T2">1RF: O Sistema deve permitir o </text:span><text:span text:style-name="T4">cadastrado</text:span><text:span text:style-name="T2"> dos </text:span><text:span text:style-name="T3">Usuários</text:span><text:span text:style-name="T2">:</text:span></text:p>
      <text:p text:style-name="P15"><text:tab/><text:tab/>ID, Nome, CPF, Endereço, Telefone.</text:p>
      <text:p text:style-name="P15"><text:tab/>2RF: O Sistema deve permitir o <text:span text:style-name="T36">cadastrado</text:span> dos <text:span text:style-name="T35">Funcionários</text:span>:</text:p>
      <text:p text:style-name="P15"><text:tab/><text:tab/>ID, Nome, CPF, Endereço, Telefone, Carteira de Trabalho, <text:span text:style-name="T35">função.</text:span></text:p>
      <text:p text:style-name="P15"><text:tab/>3RF: O sistema deve permitir o <text:span text:style-name="T36">cadastrado</text:span> d<text:span text:style-name="T34">o </text:span><text:span text:style-name="T36">autor</text:span>:</text:p>
      <text:p text:style-name="P15"><text:tab/><text:tab/>ID, <text:span text:style-name="T34">nome</text:span>, <text:span text:style-name="T35">ISBN, CPF.</text:span></text:p>
      <text:p text:style-name="P15"><text:tab/>4RF: O sistema deve permitir o <text:span text:style-name="T36">cadastrado</text:span> de editoras.</text:p>
      <text:p text:style-name="P15"><text:tab/><text:tab/>podem ser adicionados a uma ordem de editora aberta, cada editora <text:s text:c="2"/><text:tab/><text:tab/> <text:s text:c="10"/>cadastrado possui as seguintes <text:span text:style-name="T35">características</text:span>:</text:p>
      <text:p text:style-name="P16"><text:tab/><text:tab/><text:span text:style-name="T35">ID(Código) </text:span><text:span text:style-name="T36">Nome, ISBN, Endereço, Telefone, CNPJ</text:span></text:p>
      <text:p text:style-name="P15"><text:tab/>5RF: O sistema deve permitir o <text:span text:style-name="T36">cadastrado</text:span> d<text:span text:style-name="T36">os</text:span> livros:</text:p>
      <text:p text:style-name="P15"><text:tab/><text:tab/>ID(<text:span text:style-name="T35">Código</text:span>), <text:span text:style-name="T35">Descrição</text:span>/Nome, Quantidade, <text:span text:style-name="T36">autor</text:span>.</text:p>
      <text:p text:style-name="P15"><text:tab/>6RF: O sistema deve permitir o gerenciamento d<text:span text:style-name="T36">os Empréstimos</text:span>:</text:p>
      <text:p text:style-name="P15"><text:tab/><text:tab/> Este requisito e <text:span text:style-name="T36">responsável</text:span> pelo controle dos <text:span text:style-name="T36">empréstimos</text:span> das livros para <text:s text:c="3"/><text:tab/><text:tab/> os <text:span text:style-name="T36">usuários e</text:span> <text:span text:style-name="T36">funcionários.</text:span></text:p>
      <text:p text:style-name="P15"><text:tab/><text:tab/>ID(<text:span text:style-name="T36">Código</text:span>), <text:span text:style-name="T36">Descrição</text:span>/Nome, Qtd, <text:span text:style-name="T36">funcionário</text:span>, dataEmprestimo, dataEntrega.</text:p>
      <text:p text:style-name="P15"><text:tab/></text:p>
      <text:p text:style-name="P16"><text:tab/><text:span text:style-name="T37">7</text:span>RF: O sistema deve realizar as seguintes consultas.</text:p>
      <text:p text:style-name="P15"><text:tab/><text:tab/>1- <text:span text:style-name="T37">Quantidade de clientes no mês</text:span> Nome, Telefone, CPF e Endereço. </text:p>
      <text:p text:style-name="P15"><text:tab/><text:tab/><text:span text:style-name="T37">2</text:span>- <text:span text:style-name="T37">Quantidade de empréstimos.</text:span></text:p>
      <text:p text:style-name="P60"><text:s text:c="24"/>3-Quantidade de livros não devolvidos.</text:p>
      <text:p text:style-name="P15"><text:tab/><text:span text:style-name="T37">8</text:span>RF: O sistema deve gerar os seguintes <text:span text:style-name="T37">relatórios</text:span>:</text:p>
      <text:p text:style-name="P15"><text:s text:c="12"/><text:tab/>1- Valor arrecadado no <text:span text:style-name="T37">mês</text:span></text:p>
      <text:p text:style-name="P15"><text:tab/><text:tab/>2- livros não devolvidas</text:p>
      <text:p text:style-name="P37"><text:s text:c="17"/><text:span text:style-name="T37">3- </text:span><text:span text:style-name="T25">Empréstimos realizados</text:span><text:span text:style-name="T26"> no </text:span><text:span text:style-name="T25">més</text:span></text:p>
      <text:h text:style-name="Heading_20_2" text:outline-level="2"><text:bookmark-start text:name="__RefHeading__937_1047580196"/>Matriz de Rastreabilidade<text:bookmark-end text:name="__RefHeading__937_1047580196"/></text:h>
      <text:p text:style-name="Standard"/>
      <table:table table:name="Tabela2" table:style-name="Tabela2">
        <table:table-column table:style-name="Tabela2.A" table:number-columns-repeated="4"/>
        <table:table-column table:style-name="Tabela2.E" table:number-columns-repeated="6"/>
        <table:table-column table:style-name="Tabela2.K"/>
        <table:table-row>
          <table:table-cell table:style-name="Tabela2.A1" office:value-type="string">
            <text:p text:style-name="P22">UC/RF</text:p>
          </table:table-cell>
          <table:table-cell table:style-name="Tabela2.A1" office:value-type="string">
            <text:p text:style-name="P22">UC01</text:p>
          </table:table-cell>
          <table:table-cell table:style-name="Tabela2.A1" office:value-type="string">
            <text:p text:style-name="P22">UC02</text:p>
          </table:table-cell>
          <table:table-cell table:style-name="Tabela2.A1" office:value-type="string">
            <text:p text:style-name="P22">UC03</text:p>
          </table:table-cell>
          <table:table-cell table:style-name="Tabela2.A1" office:value-type="string">
            <text:p text:style-name="P22">UC04</text:p>
          </table:table-cell>
          <table:table-cell table:style-name="Tabela2.A1" office:value-type="string">
            <text:p text:style-name="P22">UC05</text:p>
          </table:table-cell>
          <table:table-cell table:style-name="Tabela2.A1" office:value-type="string">
            <text:p text:style-name="P22">UC06</text:p>
          </table:table-cell>
          <table:table-cell table:style-name="Tabela2.A1" office:value-type="string">
            <text:p text:style-name="P22">UC07</text:p>
          </table:table-cell>
          <table:table-cell table:style-name="Tabela2.A1" office:value-type="string">
            <text:p text:style-name="P22">UC08</text:p>
          </table:table-cell>
          <table:table-cell table:style-name="Tabela2.A1" office:value-type="string">
            <text:p text:style-name="P22">UC09</text:p>
          </table:table-cell>
          <table:table-cell table:style-name="Tabela2.K1" office:value-type="string">
            <text:p text:style-name="P22">UC10</text:p>
          </table:table-cell>
        </table:table-row>
        <table:table-row>
          <table:table-cell table:style-name="Tabela2.A2" office:value-type="string">
            <text:p text:style-name="P22">RF01</text:p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>#</text:p>
          </table:table-cell>
          <table:table-cell table:style-name="Tabela2.K2" office:value-type="string">
            <text:p text:style-name="P23"/>
          </table:table-cell>
        </table:table-row>
        <table:table-row>
          <table:table-cell table:style-name="Tabela2.A2" office:value-type="string">
            <text:p text:style-name="P22">RF02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K2" office:value-type="string">
            <text:p text:style-name="P23">#</text:p>
          </table:table-cell>
        </table:table-row>
        <table:table-row>
          <table:table-cell table:style-name="Tabela2.A2" office:value-type="string">
            <text:p text:style-name="P22">RF03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>#</text:p>
          </table:table-cell>
          <table:table-cell table:style-name="Tabela2.K2" office:value-type="string">
            <text:p text:style-name="P23"/>
          </table:table-cell>
        </table:table-row>
        <text:soft-page-break/>
        <table:table-row>
          <table:table-cell table:style-name="Tabela2.A2" office:value-type="string">
            <text:p text:style-name="P22">RF04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/>
          </table:table-cell>
          <table:table-cell table:style-name="Tabela2.K2" office:value-type="string">
            <text:p text:style-name="P23"/>
          </table:table-cell>
        </table:table-row>
        <table:table-row>
          <table:table-cell table:style-name="Tabela2.A2" office:value-type="string">
            <text:p text:style-name="P22">RF05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K2" office:value-type="string">
            <text:p text:style-name="P23">#</text:p>
          </table:table-cell>
        </table:table-row>
        <table:table-row>
          <table:table-cell table:style-name="Tabela2.A2" office:value-type="string">
            <text:p text:style-name="P22">RF06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K2" office:value-type="string">
            <text:p text:style-name="P23">#</text:p>
          </table:table-cell>
        </table:table-row>
        <table:table-row>
          <table:table-cell table:style-name="Tabela2.A2" office:value-type="string">
            <text:p text:style-name="P22">RF07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K2" office:value-type="string">
            <text:p text:style-name="P23">#</text:p>
          </table:table-cell>
        </table:table-row>
        <table:table-row>
          <table:table-cell table:style-name="Tabela2.A2" office:value-type="string">
            <text:p text:style-name="P22">RF08</text:p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>#</text:p>
          </table:table-cell>
          <table:table-cell table:style-name="Tabela2.A2" office:value-type="string">
            <text:p text:style-name="P23"/>
          </table:table-cell>
          <table:table-cell table:style-name="Tabela2.K2" office:value-type="string">
            <text:p text:style-name="P23"/>
          </table:table-cell>
        </table:table-row>
        <table:table-row>
          <table:table-cell table:style-name="Tabela2.A2" office:value-type="string">
            <text:p text:style-name="P22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K2" office:value-type="string">
            <text:p text:style-name="P23"/>
          </table:table-cell>
        </table:table-row>
        <table:table-row>
          <table:table-cell table:style-name="Tabela2.A2" office:value-type="string">
            <text:p text:style-name="P22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A2" office:value-type="string">
            <text:p text:style-name="P23"/>
          </table:table-cell>
          <table:table-cell table:style-name="Tabela2.K2" office:value-type="string">
            <text:p text:style-name="P23"/>
          </table:table-cell>
        </table:table-row>
      </table:table>
      <text:p text:style-name="P34"/>
      <text:h text:style-name="Heading_20_1" text:outline-level="1"><text:bookmark-start text:name="__RefHeading__939_1047580196"/>Atores<text:bookmark-end text:name="__RefHeading__939_1047580196"/></text:h>
      <text:p text:style-name="P37">A tabela abaixo descreve brevemente cada ator da aplicaçã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9">Ator</text:p>
          </table:table-cell>
          <table:table-cell table:style-name="Tabela3.B1" office:value-type="string">
            <text:p text:style-name="P39">Descrição</text:p>
          </table:table-cell>
        </table:table-row>
        <table:table-row>
          <table:table-cell table:style-name="Tabela3.A2" office:value-type="string">
            <text:p text:style-name="P40"><text:span text:style-name="T41">Funcionário</text:span></text:p>
          </table:table-cell>
          <table:table-cell table:style-name="Tabela3.B2" office:value-type="string">
            <text:p text:style-name="P40">Opera o sistema pelo desktop</text:p>
          </table:table-cell>
        </table:table-row>
      </table:table>
      <text:h text:style-name="Heading_20_1" text:outline-level="1"><text:bookmark-start text:name="__RefHeading__25_117254275"/>Casos de Uso<text:bookmark-end text:name="__RefHeading__25_117254275"/></text:h>
      <text:p text:style-name="P36"/>
      <text:p text:style-name="P36">“O Diagrama de Casos de Uso tem o objetivo de auxiliar a comunicação entre os analistas e o cliente.</text:p>
      <text:p text:style-name="P41">Um diagrama de Caso de Uso descreve um cenário que mostra as funcionalidades do sistema do ponto de vista do usuário. </text:p>
      <text:p text:style-name="P41">O cliente deve ver no diagrama de Casos de Uso as principais funcionalidades de seu sistema”</text:p>
      <text:p text:style-name="P12"/>
      <text:p text:style-name="P13">Fonte: <text:s/>http://www.dsc.ufcg.edu.br/~sampaio/cursos/2007.1/Graduacao/SI-II/Uml/diagramas/usecases/usecases.htm</text:p>
      <text:p text:style-name="P35"/>
      <text:p text:style-name="P63"><text:bookmark-start text:name="__RefHeading__27_117254275"/>Diagrama de Caso de Uso <text:s/>- <text:s/>GerenciadoOS<text:bookmark-end text:name="__RefHeading__27_117254275"/></text:p>
      <text:p text:style-name="P37">Essa seção apresenta todos os requisitos funcionais da aplicação, especificados como casos de uso.</text:p>
      <text:p text:style-name="Standard"><text:span text:style-name="Fonte_20_parág._20_padrão"><text:span text:style-name="T29"/></text:span></text:p>
      <text:p text:style-name="P17"/>
      <text:p text:style-name="P17"/>
      <text:p text:style-name="P17"/>
      <text:p text:style-name="P17"/>
      <text:p text:style-name="P42"><text:s/></text:p>
      <text:p text:style-name="P64"><text:bookmark-start text:name="__RefHeading__29_117254275"/><text:bookmark-start text:name="RFXX001"/><text:span text:style-name="Fonte_20_parág._20_padrão"><text:span text:style-name="T11">[UC01]</text:span></text:span><text:bookmark-end text:name="RFXX001"/><text:span text:style-name="Fonte_20_parág._20_padrão"><text:span text:style-name="T5">Manter cliente</text:span></text:span><text:bookmark-end text:name="__RefHeading__29_117254275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">Ator(es):</text:p>
          </table:table-cell>
          <table:table-cell table:style-name="Tabela4.B1" office:value-type="string">
            <text:p text:style-name="P65">Funcionário</text:p>
          </table:table-cell>
        </table:table-row>
      </table:table>
      <text:p text:style-name="Filling_20_instruction"/>
      <text:p text:style-name="P47"><text:span text:style-name="Fonte_20_parág._20_padrão"><text:span text:style-name="T22">Descrição: </text:span></text:span><text:span text:style-name="Fonte_20_parág._20_padrão"><text:span text:style-name="T5">&lt;&lt;CRUD&gt;&gt;.</text:span></text:span></text:p>
      <text:p text:style-name="P47"><text:span text:style-name="Fonte_20_parág._20_padrão"><text:span text:style-name="T22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18">apresentação.</text:span></text:span></text:p>
      <text:p text:style-name="P48"><text:soft-page-break/><text:tab/><text:tab/><text:tab/><text:span text:style-name="T41">Conexão</text:span> com o banco de dados.</text:p>
      <text:p text:style-name="P47"><text:span text:style-name="Fonte_20_parág._20_padrão"><text:span text:style-name="T22">Pós-condições: </text:span></text:span><text:span text:style-name="Fonte_20_parág._20_padrão"><text:span text:style-name="T22"><text:tab/></text:span></text:span><text:span text:style-name="Fonte_20_parág._20_padrão"><text:span text:style-name="T5">Cliente adicionado ao banco de dados do sistema.</text:span></text:span></text:p>
      <text:p text:style-name="P48"><text:tab/><text:tab/><text:tab/>Cliente removido do banco de dados do sistema.</text:p>
      <text:p text:style-name="P50">Fluxo principal:</text:p>
      <text:p text:style-name="P55">1 - O sistema exibe tela inicial com as opções <text:span text:style-name="T41">disponíveis</text:span>:</text:p>
      <text:p text:style-name="P51"><text:tab/>1.1 - “Cadastrar cliente”.</text:p>
      <text:p text:style-name="P51"><text:tab/>1.2 - “Consultar cliente”.</text:p>
      <text:p text:style-name="P51"><text:tab/>1.3 - “Alterar cliente”.</text:p>
      <text:p text:style-name="P51"><text:tab/>1.4 - “Excluir cliente”.</text:p>
      <text:p text:style-name="P51"/>
      <text:p text:style-name="P51"><text:tab/>Variante 1.1: “Cadastrar cliente”:</text:p>
      <text:p text:style-name="P51"><text:tab/> <text:s text:c="7"/>(1.1.1) O sistema solicita os dados do cliente.</text:p>
      <text:p text:style-name="P51"><text:tab/> <text:s text:c="7"/>(1.1.2) O <text:span text:style-name="T41">funcionário</text:span> preenche os campos com os dados do cliente: [FA01].</text:p>
      <text:p text:style-name="P14"><text:tab/><text:tab/>(1.1.3) O sistema verifica os campos preenchidos <text:s/>e valida os dados: [FE02] [FE01].</text:p>
      <text:p text:style-name="P14"><text:tab/><text:tab/>(1.1.4) O <text:span text:style-name="T41">funcionário</text:span> cadastra o cliente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Cliente”:</text:p>
      <text:p text:style-name="P14"><text:tab/><text:tab/>(1.2.1) O sistema solicita os dados do cliente.</text:p>
      <text:p text:style-name="P14"><text:tab/><text:tab/>(1.2.2) O <text:span text:style-name="T41">funcionário</text:span> preenche os dados solicitados no sistema.</text:p>
      <text:p text:style-name="P14"><text:tab/><text:tab/>(1.2.3) O <text:span text:style-name="T41">funcionário</text:span> consulta o cliente através do botão consultar.</text:p>
      <text:p text:style-name="P14"><text:tab/><text:tab/>(1.2.4) O sistema apresenta uma lista com os nomes dos clientes: [FA02].</text:p>
      <text:p text:style-name="P14"><text:tab/><text:tab/>(1.2.5) O <text:span text:style-name="T41">funcionário</text:span> seleciona um nome da lista.</text:p>
      <text:p text:style-name="P14"><text:tab/><text:tab/>(1.2.6) O sistema exibe as informações do cliente (nome, telefone, cpf e <text:tab/><text:tab/><text:tab/><text:tab/><text:tab/>endereço).</text:p>
      <text:p text:style-name="P14"/>
      <text:p text:style-name="P14"><text:tab/>Variante 1.3: “Alterar cliente”:</text:p>
      <text:p text:style-name="P14"><text:tab/><text:tab/>(1.3.1) &lt;&lt;Include&gt;&gt;[VA1.2].</text:p>
      <text:p text:style-name="P14"><text:tab/><text:tab/>(1.3.2) O <text:span text:style-name="T41">funcionário</text:span> preenche os campos com os novos dados à serem <text:tab/><text:tab/><text:tab/><text:tab/><text:tab/>alterados.</text:p>
      <text:p text:style-name="P14"><text:tab/><text:tab/>(1.3.3) O <text:span text:style-name="T41">funcionar</text:span> salva suas <text:span text:style-name="T41">alterações</text:span> <text:span text:style-name="T41">através</text:span> do botão 'alterar'.</text:p>
      <text:p text:style-name="P14"><text:tab/><text:tab/>(1.3.4) O sistema informa a alteração feita com sucesso.</text:p>
      <text:p text:style-name="P14"/>
      <text:p text:style-name="P14"><text:tab/>Variante 1.4: “Excluir cliente”:</text:p>
      <text:p text:style-name="P14"><text:tab/><text:tab/>(1.4.1) &lt;&lt;Include&gt;&gt;[VA1.2].</text:p>
      <text:p text:style-name="P14"><text:tab/><text:tab/>(1.4.2) O <text:span text:style-name="T41">funcionário</text:span> exclui o cliente <text:span text:style-name="T41">através</text:span> do <text:span text:style-name="T41">botão</text:span> 'excluir'.</text:p>
      <text:p text:style-name="P14"><text:tab/><text:tab/>(1.4.3) O sistema informa <text:span text:style-name="T41">exclusão</text:span> feita com sucesso.</text:p>
      <text:p text:style-name="P56"/>
      <text:p text:style-name="P56">2 - O <text:span text:style-name="T41">Funcionário</text:span> escolhe uma opção.</text:p>
      <text:p text:style-name="P14">3 - O sistema retorna a etapa 1.</text:p>
      <text:p text:style-name="P9">Fluxos alternativos:</text:p>
      <text:p text:style-name="P56">[FA01] Buscar CEP:</text:p>
      <text:p text:style-name="P55">1 - O funcionário informa cidade desejada.</text:p>
      <text:p text:style-name="P55"><text:soft-page-break/>2 - O sistema retorna o CEP procurado.</text:p>
      <text:p text:style-name="P55">3 - O sistema retorna para ao passo [1.1.2] do fluxo principal solicitando novos dados.</text:p>
      <text:p text:style-name="P56"/>
      <text:p text:style-name="P56">[FA02] Cliente não cadastrado:</text:p>
      <text:p text:style-name="P55">1 - &lt;&lt;include&gt;&gt; [VA 1.1]</text:p>
      <text:p text:style-name="P9">Fluxos de erro:</text:p>
      <text:p text:style-name="P56">[FE01] Cliente já cadastrado:</text:p>
      <text:p text:style-name="P55">1 - O sistema exibe mensagem informado o nome e a ID do cliente.</text:p>
      <text:p text:style-name="P55">2 - O funcionário confirma a tela.</text:p>
      <text:p text:style-name="P55">3 - O sistema retorna para ao passo [1.1.3] do fluxo principal solicitando novos dados.</text:p>
      <text:p text:style-name="P56"/>
      <text:p text:style-name="P56">[FE02] Dados <text:span text:style-name="T41">inválidos</text:span>:</text:p>
      <text:p text:style-name="P55">1 - O sistema informa os campos com os dados <text:span text:style-name="T41">inválidos.</text:span></text:p>
      <text:p text:style-name="P55">2 - O funcionário altera os valores incorretos.</text:p>
      <text:p text:style-name="P55">3 - O sistema retorna para a etapa [1.1.3] do fluxo principal solicitando novos dados.</text:p>
      <text:p text:style-name="P43"/>
      <text:p text:style-name="P43"/>
      <text:p text:style-name="P64"><text:bookmark-start text:name="__RefHeading__1528_844320639"/><text:bookmark-start text:name="RFXX0012"/><text:span text:style-name="Fonte_20_parág._20_padrão"><text:span text:style-name="T11">[UC0</text:span></text:span><text:span text:style-name="Fonte_20_parág._20_padrão"><text:span text:style-name="T12">2</text:span></text:span><text:span text:style-name="Fonte_20_parág._20_padrão"><text:span text:style-name="T11">]</text:span></text:span><text:bookmark-end text:name="RFXX0012"/><text:span text:style-name="Fonte_20_parág._20_padrão"><text:span text:style-name="T5">Manter </text:span></text:span><text:span text:style-name="Fonte_20_parág._20_padrão"><text:span text:style-name="T17">funcionário</text:span></text:span><text:bookmark-end text:name="__RefHeading__1528_844320639"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Ator(es):</text:p>
          </table:table-cell>
          <table:table-cell table:style-name="Tabela5.B1" office:value-type="string">
            <text:p text:style-name="P65">Funcionário</text:p>
          </table:table-cell>
        </table:table-row>
      </table:table>
      <text:p text:style-name="Filling_20_instruction"/>
      <text:p text:style-name="P47"><text:span text:style-name="Fonte_20_parág._20_padrão"><text:span text:style-name="T22">Descrição: </text:span></text:span><text:span text:style-name="Fonte_20_parág._20_padrão"><text:span text:style-name="T5">&lt;&lt;CRUD&gt;&gt;.</text:span></text:span></text:p>
      <text:p text:style-name="P47"><text:span text:style-name="Fonte_20_parág._20_padrão"><text:span text:style-name="T22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19">apresentação.</text:span></text:span></text:p>
      <text:p text:style-name="P48"><text:tab/><text:tab/><text:tab/><text:span text:style-name="T42">Conexão</text:span> com o banco de dados.</text:p>
      <text:p text:style-name="P47"><text:span text:style-name="Fonte_20_parág._20_padrão"><text:span text:style-name="T22">Pós-condições: </text:span></text:span><text:span text:style-name="Fonte_20_parág._20_padrão"><text:span text:style-name="T22"><text:tab/></text:span></text:span><text:span text:style-name="Fonte_20_parág._20_padrão"><text:span text:style-name="T5">Cliente adicionado ao banco de dados do sistema.</text:span></text:span></text:p>
      <text:p text:style-name="P48"><text:tab/><text:tab/><text:tab/>Cliente removido do banco de dados do sistema.</text:p>
      <text:p text:style-name="P50">Fluxo principal:</text:p>
      <text:p text:style-name="P55">1 - O sistema exibe tela inicial com as opções <text:span text:style-name="T42">disponíveis</text:span>:</text:p>
      <text:p text:style-name="P51"><text:tab/>1.1 - “Cadastrar funcionário”.</text:p>
      <text:p text:style-name="P51"><text:tab/>1.2 - “Consultar funcionário”.</text:p>
      <text:p text:style-name="P51"><text:tab/>1.3 - “Alterar funcionário”.</text:p>
      <text:p text:style-name="P51"><text:tab/>1.4 - “Excluir funcionário”.</text:p>
      <text:p text:style-name="P51"/>
      <text:p text:style-name="P51"><text:tab/>Variante 1.1: “Cadastrar funcionário”:</text:p>
      <text:p text:style-name="P51"><text:tab/><text:tab/>(1.1.1) O sistema solicita os dados do funcionário.</text:p>
      <text:p text:style-name="P51"><text:tab/><text:tab/>(1.1.2) O funcionário preenche os campos com os dados do funcionário: [FA01].</text:p>
      <text:p text:style-name="P14"><text:tab/><text:tab/>(1.1.3) O sistema verifica os campos preenchidos <text:s/>e valida os dados: [FE02] [FE01].</text:p>
      <text:p text:style-name="P14"><text:tab/><text:tab/>(1.1.4) O funcionário cadastra o funcionári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funcionário”:</text:p>
      <text:p text:style-name="P14"><text:tab/><text:tab/>(1.2.1) O sistema solicita os dados do funcionário.</text:p>
      <text:p text:style-name="P14"><text:soft-page-break/><text:tab/><text:tab/>(1.2.2) O funcionário preenche os dados solicitados no sistema.</text:p>
      <text:p text:style-name="P14"><text:tab/><text:tab/>(1.2.3) O funcionário consulta o cliente através do botão consultar.</text:p>
      <text:p text:style-name="P14"><text:tab/><text:tab/>(1.2.4) O sistema apresenta uma lista com os nomes dos funcionários: [FA02].</text:p>
      <text:p text:style-name="P14"><text:tab/><text:tab/>(1.2.5) O funcionário seleciona um nome da lista.</text:p>
      <text:p text:style-name="P14"><text:tab/><text:tab/>(1.2.6) O sistema exibe as informações do funcionário (nome, telefone, cpf e <text:tab/><text:tab/><text:tab/><text:tab/><text:tab/>endereço, carteira de trabalho e <text:span text:style-name="T42">função</text:span>).</text:p>
      <text:p text:style-name="P14"/>
      <text:p text:style-name="P14"><text:tab/>Variante 1.3: “Alterar funcionário”:</text:p>
      <text:p text:style-name="P14"><text:tab/><text:tab/>(1.3.1) &lt;&lt;Include&gt;&gt;[VA1.2].</text:p>
      <text:p text:style-name="P14"><text:tab/><text:tab/>(1.3.2) O funcionário preenche os campos com os novos dados à serem <text:tab/><text:tab/><text:tab/><text:tab/><text:tab/>alterados.</text:p>
      <text:p text:style-name="P14"><text:tab/><text:tab/>(1.3.3) O <text:span text:style-name="T42">funcionar</text:span> salva suas <text:span text:style-name="T42">alterações</text:span> <text:span text:style-name="T42">através</text:span> do botão 'alterar'.</text:p>
      <text:p text:style-name="P14"><text:tab/><text:tab/>(1.3.4) O sistema informa a alteração feita com sucesso.</text:p>
      <text:p text:style-name="P14"/>
      <text:p text:style-name="P14"><text:tab/>Variante 1.4: “Excluir funcionário”:</text:p>
      <text:p text:style-name="P14"><text:tab/><text:tab/>(1.4.1) &lt;&lt;Include&gt;&gt;[VA1.2].</text:p>
      <text:p text:style-name="P14"><text:tab/><text:tab/>(1.4.2) O funcionário exclui o funcionário <text:span text:style-name="T43">através</text:span> do <text:span text:style-name="T43">botão</text:span> 'excluir'.</text:p>
      <text:p text:style-name="P14"><text:tab/><text:tab/>(1.4.3) O sistema informa <text:span text:style-name="T43">exclusão</text:span> feita com sucesso.</text:p>
      <text:p text:style-name="P56"/>
      <text:p text:style-name="P56">2 - O funcionário escolhe uma opção.</text:p>
      <text:p text:style-name="P14">3 - O sistema retorna a etapa 1.</text:p>
      <text:p text:style-name="P9">Fluxos alternativos:</text:p>
      <text:p text:style-name="P56">[FA01] Buscar CEP:</text:p>
      <text:p text:style-name="P55">1 - O funcionário informa cidade desejada.</text:p>
      <text:p text:style-name="P55">2 - O sistema retorna o CEP procurado.</text:p>
      <text:p text:style-name="P55">3 - O sistema retorna para ao passo [1.1.2] do fluxo principal solicitando novos dados.</text:p>
      <text:p text:style-name="P56"/>
      <text:p text:style-name="P56">[FA02] funcionário não cadastrado:</text:p>
      <text:p text:style-name="P55">1 - &lt;&lt;include&gt;&gt; [VA 1.1]</text:p>
      <text:p text:style-name="P9">Fluxos de erro:</text:p>
      <text:p text:style-name="P56">[FE01] funcionário já cadastrado:</text:p>
      <text:p text:style-name="P55">1 - O sistema exibe mensagem informado o nome e a ID do funcionário.</text:p>
      <text:p text:style-name="P55">2 - O funcionário confirma a tela.</text:p>
      <text:p text:style-name="P55">3 - O sistema retorna para ao passo [1.1.3] do fluxo principal solicitando novos dados.</text:p>
      <text:p text:style-name="P56"/>
      <text:p text:style-name="P56">[FE02] Dados <text:span text:style-name="T44">inválidos</text:span>:</text:p>
      <text:p text:style-name="P55">1 - O sistema informa os campos com os dados <text:span text:style-name="T44">inválidos.</text:span></text:p>
      <text:p text:style-name="P55">2 - O funcionário altera os valores incorretos.</text:p>
      <text:p text:style-name="P55">3 - O sistema retorna para a etapa [1.1.3] do fluxo principal solicitando novos dados.</text:p>
      <text:p text:style-name="P43"/>
      <text:p text:style-name="P64"><text:bookmark-start text:name="__RefHeading__1530_844320639"/><text:bookmark-start text:name="RFXX0011"/><text:span text:style-name="Fonte_20_parág._20_padrão"><text:span text:style-name="T11">[UC0</text:span></text:span><text:span text:style-name="Fonte_20_parág._20_padrão"><text:span text:style-name="T12">3</text:span></text:span><text:span text:style-name="Fonte_20_parág._20_padrão"><text:span text:style-name="T11">]</text:span></text:span><text:bookmark-end text:name="RFXX0011"/><text:span text:style-name="Fonte_20_parág._20_padrão"><text:span text:style-name="T5">Manter </text:span></text:span><text:span text:style-name="Fonte_20_parág._20_padrão"><text:span text:style-name="T17">Autor</text:span></text:span><text:bookmark-end text:name="__RefHeading__1530_844320639"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">Ator(es):</text:p>
          </table:table-cell>
          <table:table-cell table:style-name="Tabela6.B1" office:value-type="string">
            <text:p text:style-name="P65">Funcionário</text:p>
          </table:table-cell>
        </table:table-row>
      </table:table>
      <text:p text:style-name="Filling_20_instruction"><text:soft-page-break/></text:p>
      <text:p text:style-name="P47"><text:span text:style-name="Fonte_20_parág._20_padrão"><text:span text:style-name="T22">Descrição: </text:span></text:span><text:span text:style-name="Fonte_20_parág._20_padrão"><text:span text:style-name="T5">&lt;&lt;CRUD&gt;&gt;.</text:span></text:span></text:p>
      <text:p text:style-name="P47"><text:span text:style-name="Fonte_20_parág._20_padrão"><text:span text:style-name="T22">Pré-condições: <text:tab/></text:span></text:span><text:span text:style-name="Fonte_20_parág._20_padrão"><text:span text:style-name="T5">Sistema iniciado, exibindo tela de apresentação.</text:span></text:span></text:p>
      <text:p text:style-name="P48"><text:tab/><text:tab/><text:tab/><text:span text:style-name="T45">Conexão</text:span> com o banco de dados.</text:p>
      <text:p text:style-name="P47"><text:span text:style-name="Fonte_20_parág._20_padrão"><text:span text:style-name="T22">Pós-condições: <text:tab/></text:span></text:span><text:span text:style-name="Fonte_20_parág._20_padrão"><text:span text:style-name="T5">autor adicionado ao banco de dados do sistema.</text:span></text:span></text:p>
      <text:p text:style-name="P48"><text:tab/><text:tab/><text:tab/>autor removido do banco de dados do sistema.</text:p>
      <text:p text:style-name="P50">Fluxo principal:</text:p>
      <text:p text:style-name="P55">1 - O sistema exibe tela inicial com as opções disponíveis:</text:p>
      <text:p text:style-name="P51"><text:tab/>1.1 - “Cadastrar <text:span text:style-name="T31">autor</text:span>”.</text:p>
      <text:p text:style-name="P52"><text:tab/>1.2 - “Consultar <text:span text:style-name="T30">autor</text:span>.</text:p>
      <text:p text:style-name="P52"><text:tab/>1.3 - “Alterar <text:span text:style-name="T31">autor</text:span>”.</text:p>
      <text:p text:style-name="P52"><text:tab/>1.4 - “Excluir <text:span text:style-name="T30">autor</text:span>”.</text:p>
      <text:p text:style-name="P51"/>
      <text:p text:style-name="P52"><text:tab/>Variante 1.1: “Cadastrar <text:span text:style-name="T30">autor</text:span>”:</text:p>
      <text:p text:style-name="P51"><text:tab/> <text:s text:c="6"/>(1.1.1) O sistema solicita os dados do <text:span text:style-name="T31">autor</text:span>.</text:p>
      <text:p text:style-name="P51"><text:tab/> <text:s text:c="6"/>(1.1.2) O <text:span text:style-name="T31">funcionário</text:span> preenche os campos com os dados do <text:span text:style-name="T31">autor</text:span> [FA01].</text:p>
      <text:p text:style-name="P14"><text:tab/><text:tab/>(1.1.3) O sistema verifica os campos preenchidos <text:s/>e valida os dados: <text:s/>[FE02] [FE01].</text:p>
      <text:p text:style-name="P14"><text:tab/><text:tab/>(1.1.4) O <text:span text:style-name="T31">funcionário</text:span> cadastra o <text:span text:style-name="T31">autor</text:span>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autor”:</text:p>
      <text:p text:style-name="P14"><text:tab/><text:tab/>(1.2.1) O sistema solicita os dados do autor.</text:p>
      <text:p text:style-name="P14"><text:tab/><text:tab/>(1.2.2) O <text:span text:style-name="T31">funcionário</text:span> preenche os dados solicitados no sistema.</text:p>
      <text:p text:style-name="P14"><text:tab/><text:tab/>(1.2.3) O <text:span text:style-name="T31">funcionário</text:span> consulta o cliente através do botão consultar.</text:p>
      <text:p text:style-name="P14"><text:tab/><text:tab/>(1.2.4) O sistema apresenta uma lista com <text:span text:style-name="T31">dados</text:span> dos autor<text:span text:style-name="T31">e</text:span>s.</text:p>
      <text:p text:style-name="P14"><text:tab/><text:tab/>(1.2.5) O <text:span text:style-name="T31">funcionário</text:span> seleciona um autor da lista.</text:p>
      <text:p text:style-name="P14"><text:tab/><text:tab/>(1.2.6) O sistema exibe as informações do autor (<text:span text:style-name="T32">nome</text:span>, <text:span text:style-name="T32">id</text:span>).</text:p>
      <text:p text:style-name="P14"/>
      <text:p text:style-name="P14"><text:tab/>Variante 1.3: “Alterar autor”:</text:p>
      <text:p text:style-name="P14"><text:tab/><text:tab/>(1.3.1) &lt;&lt;Include&gt;&gt;[VA1.2].</text:p>
      <text:p text:style-name="P14"><text:tab/><text:tab/>(1.3.2) O <text:span text:style-name="T31">funcionário</text:span> preenche os campos com os novos dados à serem <text:tab/><text:tab/><text:tab/><text:tab/><text:tab/>alterados.</text:p>
      <text:p text:style-name="P14"><text:tab/><text:tab/>(1.3.3) O <text:span text:style-name="T31">funcionário</text:span> salva suas <text:span text:style-name="T31">alterações</text:span> <text:span text:style-name="T31">através</text:span> do botão 'alterar'.</text:p>
      <text:p text:style-name="P14"><text:tab/><text:tab/>(1.3.4) O sistema informa a alteração feita com sucesso.</text:p>
      <text:p text:style-name="P14"/>
      <text:p text:style-name="P14"><text:tab/>Variante 1.4: “Excluir autor”:</text:p>
      <text:p text:style-name="P14"><text:tab/><text:tab/>(1.4.1) &lt;&lt;Include&gt;&gt;[VA1.2].</text:p>
      <text:p text:style-name="P14"><text:tab/><text:tab/>(1.4.2) O <text:span text:style-name="T31">funcionário</text:span> exclui o autor <text:span text:style-name="T31">através</text:span> do <text:span text:style-name="T31">botão</text:span> 'excluir'.</text:p>
      <text:p text:style-name="P14"><text:tab/><text:tab/>(1.4.3) O sistema informa <text:span text:style-name="T31">exclusão</text:span> feita com sucesso.</text:p>
      <text:p text:style-name="P56"/>
      <text:p text:style-name="P56">2 - O <text:span text:style-name="T31">Funcionário</text:span> escolhe uma opção.</text:p>
      <text:p text:style-name="P14">3 - O sistema retorna a etapa 1.</text:p>
      <text:p text:style-name="P9"><text:soft-page-break/>Fluxos alternativos:</text:p>
      <text:p text:style-name="P56">[FA01] Buscar <text:span text:style-name="T31">autor</text:span>:</text:p>
      <text:p text:style-name="P55">1 - &lt;&lt;include&gt;&gt; [UC01] variante 1.2.</text:p>
      <text:p text:style-name="P55">2 - O sistema retorna dados procurados.</text:p>
      <text:p text:style-name="P55">3 - O sistema retorna para ao passo [1.1.2].</text:p>
      <text:p text:style-name="P9">Fluxos de erro:</text:p>
      <text:p text:style-name="P56">[FE01] autor já cadastrado:</text:p>
      <text:p text:style-name="P55">1 - O sistema exibe mensagem informado <text:span text:style-name="T31">o nome </text:span><text:s/>e <text:span text:style-name="T31">o</text:span> ID do autor.</text:p>
      <text:p text:style-name="P55">2 - O <text:span text:style-name="T31">funcionário</text:span> confirma a tela.</text:p>
      <text:p text:style-name="P55">3 - O sistema retorna para ao passo [1.1.3] do fluxo principal solicitando novos dados.</text:p>
      <text:p text:style-name="P56"/>
      <text:p text:style-name="P56">[FE02] Dados <text:span text:style-name="T31">inválidos</text:span>:</text:p>
      <text:p text:style-name="P55">1 - O sistema informa os campos com os dados <text:span text:style-name="T31">inválidos.</text:span></text:p>
      <text:p text:style-name="P55">2 - O <text:span text:style-name="T31">funcionário</text:span> altera os valores incorretos.</text:p>
      <text:p text:style-name="P55">3 - O sistema retorna para a etapa [1.1.3] do fluxo principal solicitando novos dados.</text:p>
      <text:p text:style-name="P43"/>
      <text:p text:style-name="P64"><text:bookmark-start text:name="__RefHeading__1532_844320639"/><text:bookmark-start text:name="RFXX00111"/><text:span text:style-name="Fonte_20_parág._20_padrão"><text:span text:style-name="T11">[UC0</text:span></text:span><text:span text:style-name="Fonte_20_parág._20_padrão"><text:span text:style-name="T12">4</text:span></text:span><text:span text:style-name="Fonte_20_parág._20_padrão"><text:span text:style-name="T11">]</text:span></text:span><text:bookmark-end text:name="RFXX00111"/><text:span text:style-name="Fonte_20_parág._20_padrão"><text:span text:style-name="T5">Manter </text:span></text:span><text:span text:style-name="Fonte_20_parág._20_padrão"><text:span text:style-name="T13">editora</text:span></text:span><text:span text:style-name="Fonte_20_parág._20_padrão"><text:span text:style-name="T5"> </text:span></text:span><text:bookmark-end text:name="__RefHeading__1532_844320639"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">Ator(es):</text:p>
          </table:table-cell>
          <table:table-cell table:style-name="Tabela7.B1" office:value-type="string">
            <text:p text:style-name="P46">Funcionário</text:p>
          </table:table-cell>
        </table:table-row>
      </table:table>
      <text:p text:style-name="Filling_20_instruction"/>
      <text:p text:style-name="P47"><text:span text:style-name="Fonte_20_parág._20_padrão"><text:span text:style-name="T22">Descrição: </text:span></text:span><text:span text:style-name="Fonte_20_parág._20_padrão"><text:span text:style-name="T5">&lt;&lt;CRUD&gt;&gt;.</text:span></text:span></text:p>
      <text:p text:style-name="P47"><text:span text:style-name="Fonte_20_parág._20_padrão"><text:span text:style-name="T22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14">apresentação.</text:span></text:span></text:p>
      <text:p text:style-name="P48"><text:tab/><text:tab/><text:tab/><text:span text:style-name="T32">Conexão</text:span> com o banco de dados.</text:p>
      <text:p text:style-name="P47"><text:span text:style-name="Fonte_20_parág._20_padrão"><text:span text:style-name="T22">Pós-condições: <text:tab/></text:span></text:span><text:span text:style-name="Fonte_20_parág._20_padrão"><text:span text:style-name="T5">editora adicionado ao banco de dados do sistema.</text:span></text:span></text:p>
      <text:p text:style-name="P48"><text:tab/><text:tab/><text:tab/>editora removido do banco de dados do sistema.</text:p>
      <text:p text:style-name="P50">Fluxo principal:</text:p>
      <text:p text:style-name="P55">1 - O sistema exibe tela inicial com as opções <text:span text:style-name="T32">disponíveis</text:span>:</text:p>
      <text:p text:style-name="P51"><text:tab/>1.1 - “Cadastrar editora”.</text:p>
      <text:p text:style-name="P51"><text:tab/>1.2 - “Consultar editora”.</text:p>
      <text:p text:style-name="P51"><text:tab/>1.3 - “Alterar editora”.</text:p>
      <text:p text:style-name="P51"><text:tab/>1.4 - “Excluir editora”.</text:p>
      <text:p text:style-name="P51"/>
      <text:p text:style-name="P51"><text:tab/>Variante 1.1: “Cadastrar editora”:</text:p>
      <text:p text:style-name="P51"><text:tab/> <text:s text:c="6"/>(1.1.1) O sistema solicita os dados d<text:span text:style-name="T31">a</text:span> editora.</text:p>
      <text:p text:style-name="P51"><text:tab/> <text:s text:c="6"/>(1.1.2) O <text:span text:style-name="T31">funcionário</text:span> preenche os campos com os dados d<text:span text:style-name="T31">a</text:span> editora.</text:p>
      <text:p text:style-name="P14"><text:tab/><text:tab/>(1.1.3) O sistema verifica os campos preenchidos <text:s/>e valida os dados: <text:s/>[FE02] [FE01].</text:p>
      <text:p text:style-name="P14"><text:tab/> <text:s text:c="13"/>(1.1.4) O <text:span text:style-name="T31">funcionário</text:span> cadastra <text:span text:style-name="T31">a editora</text:span>.</text:p>
      <text:p text:style-name="P14"><text:tab/> <text:s text:c="13"/>(1.1.5) O sistema informa que o cadastro feito com sucesso. <text:s text:c="5"/><text:tab/></text:p>
      <text:p text:style-name="P14"/>
      <text:p text:style-name="P14"><text:tab/>Variante 1.2: “Consultar editora”:</text:p>
      <text:p text:style-name="P14"><text:tab/><text:tab/>(1.2.1) O sistema solicita os dados d<text:span text:style-name="T31">a </text:span>editora.</text:p>
      <text:p text:style-name="P14"><text:tab/><text:tab/>(1.2.2) O <text:span text:style-name="T31">funcionário</text:span> preenche os dados solicitados no sistema.</text:p>
      <text:p text:style-name="P14"><text:soft-page-break/><text:tab/><text:tab/>(1.2.3) O <text:span text:style-name="T31">funcionário</text:span> consulta <text:span text:style-name="T31">a </text:span>editora através do botão consultar.</text:p>
      <text:p text:style-name="P14"><text:tab/><text:tab/>(1.2.4) O sistema apresenta uma lista com editoras pesquisados.</text:p>
      <text:p text:style-name="P14"><text:tab/><text:tab/>(1.2.5) O <text:span text:style-name="T31">funcionário</text:span> seleciona um<text:span text:style-name="T31">a</text:span> editora da lista.</text:p>
      <text:p text:style-name="P14"><text:tab/><text:tab/>(1.2.6) O sistema exibe as informações d<text:span text:style-name="T31">a</text:span> editora<text:span text:style-name="T32">(nome, endereço)</text:span>.</text:p>
      <text:p text:style-name="P14"/>
      <text:p text:style-name="P14"><text:tab/>Variante 1.3: “Alterar editora”:</text:p>
      <text:p text:style-name="P14"><text:tab/><text:tab/>(1.3.1) &lt;&lt;Include&gt;&gt;[VA1.2].</text:p>
      <text:p text:style-name="P14"><text:tab/><text:tab/>(1.3.2) O <text:span text:style-name="T31">funcionário</text:span> preenche os campos com os novos dados à serem <text:tab/><text:tab/><text:tab/><text:tab/><text:tab/>alterados.</text:p>
      <text:p text:style-name="P14"><text:tab/><text:tab/>(1.3.3) O <text:span text:style-name="T32">funcionário</text:span> salva suas <text:span text:style-name="T32">alterações</text:span> <text:span text:style-name="T32">através</text:span> do botão 'alterar'.</text:p>
      <text:p text:style-name="P14"><text:tab/><text:tab/>(1.3.4) O sistema informa a alteração feita com sucesso.</text:p>
      <text:p text:style-name="P14"/>
      <text:p text:style-name="P14"><text:tab/>Variante 1.4: “Excluir editora”:</text:p>
      <text:p text:style-name="P14"><text:tab/><text:tab/>(1.4.1) &lt;&lt;Include&gt;&gt;[VA1.2].</text:p>
      <text:p text:style-name="P14"><text:tab/><text:tab/>(1.4.2) O <text:span text:style-name="T32">funcionário</text:span> exclui <text:span text:style-name="T32">a editora</text:span> <text:span text:style-name="T32">através</text:span> do <text:span text:style-name="T32">botão</text:span> 'excluir'.</text:p>
      <text:p text:style-name="P14"><text:tab/><text:tab/>(1.4.3) O sistema informa <text:span text:style-name="T32">exclusão</text:span> feita com sucesso.</text:p>
      <text:p text:style-name="P56"/>
      <text:p text:style-name="P56">2 - O <text:span text:style-name="T32">Funcionário</text:span> escolhe uma opção.</text:p>
      <text:p text:style-name="P14">3 - O sistema retorna a etapa 1.</text:p>
      <text:p text:style-name="P9">Fluxos alternativos:</text:p>
      <text:p text:style-name="P56"/>
      <text:p text:style-name="P9">Fluxos de erro:</text:p>
      <text:p text:style-name="P56">[FE01] editora já cadastrad<text:span text:style-name="T32">a</text:span>:</text:p>
      <text:p text:style-name="P55">1 - O sistema exibe mensagem informado a <text:span text:style-name="T32">descrição</text:span> e <text:span text:style-name="T32">o</text:span> ID <text:span text:style-name="T32">da editora</text:span>.</text:p>
      <text:p text:style-name="P55">2 - O <text:span text:style-name="T32">funcionário</text:span> confirma a tela.</text:p>
      <text:p text:style-name="P55">3 - O sistema retorna para ao passo [1.1.3] do fluxo principal solicitando novos dados.</text:p>
      <text:p text:style-name="P56"/>
      <text:p text:style-name="P56">[FE02] Dados <text:span text:style-name="T32">inválidos</text:span>:</text:p>
      <text:p text:style-name="P55">1 - O sistema informa os campos com os dados <text:span text:style-name="T32">inválidos.</text:span></text:p>
      <text:p text:style-name="P55">2 - O <text:span text:style-name="T32">funcionário</text:span> altera os valores incorretos.</text:p>
      <text:p text:style-name="P55">3 - O sistema retorna para a etapa [1.1.3] do fluxo principal solicitando novos dados.</text:p>
      <text:p text:style-name="P43"/>
      <text:p text:style-name="P64"><text:bookmark-start text:name="__RefHeading__1534_844320639"/><text:bookmark-start text:name="RFXX001111"/><text:span text:style-name="Fonte_20_parág._20_padrão"><text:span text:style-name="T11">[UC0</text:span></text:span><text:span text:style-name="Fonte_20_parág._20_padrão"><text:span text:style-name="T12">5</text:span></text:span><text:span text:style-name="Fonte_20_parág._20_padrão"><text:span text:style-name="T11">]</text:span></text:span><text:bookmark-end text:name="RFXX001111"/><text:span text:style-name="Fonte_20_parág._20_padrão"><text:span text:style-name="T5">Manter livros</text:span></text:span><text:bookmark-end text:name="__RefHeading__1534_844320639"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">Ator(es):</text:p>
          </table:table-cell>
          <table:table-cell table:style-name="Tabela8.B1" office:value-type="string">
            <text:p text:style-name="P45">funcionário</text:p>
          </table:table-cell>
        </table:table-row>
      </table:table>
      <text:p text:style-name="Filling_20_instruction"/>
      <text:p text:style-name="P47"><text:span text:style-name="Fonte_20_parág._20_padrão"><text:span text:style-name="T22">Descrição: </text:span></text:span><text:span text:style-name="Fonte_20_parág._20_padrão"><text:span text:style-name="T5">&lt;&lt;CRUD&gt;&gt;.</text:span></text:span></text:p>
      <text:p text:style-name="P47"><text:span text:style-name="Fonte_20_parág._20_padrão"><text:span text:style-name="T22">Pré-condições: <text:tab/></text:span></text:span><text:span text:style-name="Fonte_20_parág._20_padrão"><text:span text:style-name="T5">Sistema iniciado, exibindo tela de apresentação.</text:span></text:span></text:p>
      <text:p text:style-name="P48"><text:tab/><text:tab/><text:tab/><text:span text:style-name="T45">Conexão</text:span> com o banco de dados.</text:p>
      <text:p text:style-name="P47"><text:span text:style-name="Fonte_20_parág._20_padrão"><text:span text:style-name="T22">Pós-condições: <text:tab/></text:span></text:span><text:span text:style-name="Fonte_20_parág._20_padrão"><text:span text:style-name="T5">livro adicionado ao banco de dados do sistema.</text:span></text:span></text:p>
      <text:p text:style-name="P48"><text:tab/><text:tab/><text:tab/>livro removido do banco de dados do sistema.</text:p>
      <text:p text:style-name="P50">Fluxo principal:</text:p>
      <text:p text:style-name="P55"><text:soft-page-break/>1 - O sistema exibe tela inicial com as opções disponíveis:</text:p>
      <text:p text:style-name="P51"><text:tab/>1.1 - “Cadastrar livro”.</text:p>
      <text:p text:style-name="P51"><text:tab/>1.2 - “Consultar livro”.</text:p>
      <text:p text:style-name="P51"><text:tab/>1.3 - “Alterar livro”.</text:p>
      <text:p text:style-name="P51"><text:tab/>1.4 - “Excluir livro”.</text:p>
      <text:p text:style-name="P51"/>
      <text:p text:style-name="P51"><text:tab/>Variante 1.1: “Cadastrar livro”:</text:p>
      <text:p text:style-name="P51"><text:tab/><text:tab/>(1.1.1) O sistema solicita os dados do editora.</text:p>
      <text:p text:style-name="P51"><text:tab/><text:tab/>(1.1.2) O funcionário preenche os campos com os dados da livro.</text:p>
      <text:p text:style-name="P14"><text:tab/><text:tab/>(1.1.3) O sistema verifica os campos preenchidos <text:s/>e valida os dados: <text:s/>[FE02] [FE01].</text:p>
      <text:p text:style-name="P14"><text:tab/><text:tab/>(1.1.4) O funcionário cadastra a livr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livro”:</text:p>
      <text:p text:style-name="P14"><text:tab/><text:tab/>(1.2.1) O sistema solicita os dados da livro.</text:p>
      <text:p text:style-name="P14"><text:tab/><text:tab/>(1.2.2) O funcionário preenche os dados solicitados no sistema.</text:p>
      <text:p text:style-name="P14"><text:tab/><text:tab/>(1.2.3) O funcionário consulta o editora através do botão consultar.</text:p>
      <text:p text:style-name="P14"><text:tab/><text:tab/>(1.2.4) O sistema apresenta uma lista com livros pesquisadas.</text:p>
      <text:p text:style-name="P14"><text:tab/><text:tab/>(1.2.5) O funcionário seleciona uma livro da lista.</text:p>
      <text:p text:style-name="P14"><text:tab/><text:tab/>(1.2.6) O sistema exibe as informações da livro (<text:span text:style-name="T45">descrição</text:span>, quantidade).</text:p>
      <text:p text:style-name="P14"/>
      <text:p text:style-name="P14"><text:tab/>Variante 1.3: “Alterar livro”:</text:p>
      <text:p text:style-name="P14"><text:tab/><text:tab/>(1.3.1) &lt;&lt;Include&gt;&gt;[VA1.2].</text:p>
      <text:p text:style-name="P14"><text:tab/><text:tab/>(1.3.2) O funcionário preenche os campos com os novos dados à serem <text:tab/><text:tab/><text:tab/><text:tab/><text:tab/>alterados.</text:p>
      <text:p text:style-name="P14"><text:tab/><text:tab/>(1.3.3) O <text:span text:style-name="T45">funcionário</text:span> salva suas <text:span text:style-name="T45">alterações</text:span> <text:span text:style-name="T45">através</text:span> do botão 'alterar'.</text:p>
      <text:p text:style-name="P14"><text:tab/><text:tab/>(1.3.4) O sistema informa a alteração feita com sucesso.</text:p>
      <text:p text:style-name="P14"/>
      <text:p text:style-name="P14"><text:tab/>Variante 1.4: “Excluir editora”:</text:p>
      <text:p text:style-name="P14"><text:tab/><text:tab/>(1.4.1) &lt;&lt;Include&gt;&gt;[VA1.2].</text:p>
      <text:p text:style-name="P14"><text:tab/><text:tab/>(1.4.2) O funcionário exclui o editora <text:span text:style-name="T45">através</text:span> do <text:span text:style-name="T45">botão</text:span> 'excluir'.</text:p>
      <text:p text:style-name="P14"><text:tab/><text:tab/>(1.4.3) O sistema informa <text:span text:style-name="T45">exclusão</text:span> feita com sucesso.</text:p>
      <text:p text:style-name="P56"/>
      <text:p text:style-name="P56">2 - O funcionário escolhe uma opção.</text:p>
      <text:p text:style-name="P14">3 - O sistema retorna a etapa 1.</text:p>
      <text:p text:style-name="P9">Fluxos alternativos:</text:p>
      <text:p text:style-name="P56"/>
      <text:p text:style-name="P9">Fluxos de erro:</text:p>
      <text:p text:style-name="P56">[FE01] livro já cadastrada:</text:p>
      <text:p text:style-name="P55">1 - O sistema exibe mensagem informado a <text:span text:style-name="T46">descrição</text:span> e a ID da livro.</text:p>
      <text:p text:style-name="P55">2 - O funcionário confirma a tela.</text:p>
      <text:p text:style-name="P55">3 - O sistema retorna para ao passo [1.1.3] do fluxo principal solicitando novos dados.</text:p>
      <text:p text:style-name="P56"/>
      <text:p text:style-name="P56"><text:soft-page-break/>[FE02] Dados <text:span text:style-name="T47">inválidos</text:span>:</text:p>
      <text:p text:style-name="P55">1 - O sistema informa os campos com os dados <text:span text:style-name="T47">inválidos.</text:span></text:p>
      <text:p text:style-name="P55">2 - O funcionário altera os valores incorretos.</text:p>
      <text:p text:style-name="P55">3 - O sistema retorna para a etapa [1.1.3] do fluxo principal solicitando novos dados.</text:p>
      <text:p text:style-name="P44"><text:span text:style-name="Fonte_20_parág._20_padrão"><text:span text:style-name="T15"/></text:span></text:p>
      <text:p text:style-name="P57"/>
      <text:p text:style-name="P43"/>
      <text:p text:style-name="P64"><text:bookmark-start text:name="__RefHeading__1534_84432063911"/><text:bookmark-start text:name="RFXX00111111"/><text:span text:style-name="Fonte_20_parág._20_padrão"><text:span text:style-name="T11">[UC0</text:span></text:span><text:span text:style-name="Fonte_20_parág._20_padrão"><text:span text:style-name="T12">6</text:span></text:span><text:span text:style-name="Fonte_20_parág._20_padrão"><text:span text:style-name="T11">]</text:span></text:span><text:bookmark-end text:name="RFXX00111111"/><text:span text:style-name="Fonte_20_parág._20_padrão"><text:span text:style-name="T5">Manter </text:span></text:span><text:span text:style-name="Fonte_20_parág._20_padrão"><text:span text:style-name="T15">empréstimos </text:span></text:span><text:bookmark-end text:name="__RefHeading__1534_84432063911"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">Ator(es):</text:p>
          </table:table-cell>
          <table:table-cell table:style-name="Tabela10.B1" office:value-type="string">
            <text:p text:style-name="P45">funcionário</text:p>
          </table:table-cell>
        </table:table-row>
      </table:table>
      <text:p text:style-name="Filling_20_instruction"/>
      <text:p text:style-name="P47"><text:span text:style-name="Fonte_20_parág._20_padrão"><text:span text:style-name="T22">Descrição: </text:span></text:span><text:span text:style-name="Fonte_20_parág._20_padrão"><text:span text:style-name="T5">Gerencia as ordens de editora da empresa.</text:span></text:span></text:p>
      <text:p text:style-name="P47"><text:span text:style-name="Fonte_20_parág._20_padrão"><text:span text:style-name="T22">Pré-condições: <text:tab/></text:span></text:span><text:span text:style-name="Fonte_20_parág._20_padrão"><text:span text:style-name="T5">Sistema iniciado, exibindo tela de apresentação.</text:span></text:span></text:p>
      <text:p text:style-name="P48"><text:tab/><text:tab/><text:tab/><text:span text:style-name="T48">Conexão</text:span> com o banco de dados.</text:p>
      <text:p text:style-name="P47"><text:span text:style-name="Fonte_20_parág._20_padrão"><text:span text:style-name="T22">Pós-condições: <text:tab/></text:span></text:span><text:span text:style-name="Fonte_20_parág._20_padrão"><text:span text:style-name="T5">Ordem de editora adicionada ao banco de dados do sistema.</text:span></text:span></text:p>
      <text:p text:style-name="P48"><text:tab/><text:tab/><text:tab/>Ordem de editora <text:s/>atualizada no banco de dados do sistema.</text:p>
      <text:p text:style-name="P50">Fluxo principal:</text:p>
      <text:p text:style-name="P55">1 - O sistema exibe tela inicial com as opções disponíveis:</text:p>
      <text:p text:style-name="P51"><text:tab/>1.1 - “Nova ordem de editora”.</text:p>
      <text:p text:style-name="P51"><text:tab/>1.2 - “Consultar ordens de editora”.</text:p>
      <text:p text:style-name="P51"><text:tab/>1.3 - “Atualizar ordem de editora”.<text:tab/></text:p>
      <text:p text:style-name="P51"/>
      <text:p text:style-name="P51"><text:tab/>Variante 1.1: “Nova ordem de editora”:</text:p>
      <text:p text:style-name="P51"><text:tab/><text:tab/>(1.1.1) O sistema solicita os dados da ordem de editora.</text:p>
      <text:p text:style-name="P51"><text:tab/><text:tab/>(1.1.2) O funcionário preenche os campos com os dados da ordem de editora (Cliente, autor, <text:tab/><text:tab/><text:tab/>editoras, funcionário).</text:p>
      <text:p text:style-name="P14"><text:tab/><text:tab/>(1.1.3) O sistema verifica os campos preenchidos <text:s/>e valida os dados: <text:s/>[FE01] [FE02] [FE03] <text:tab/><text:tab/><text:tab/>[FE04].</text:p>
      <text:p text:style-name="P14"><text:tab/><text:tab/>(1.1.4) O funcionário cadastra a ordem de editora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ordem de editora”:</text:p>
      <text:p text:style-name="P14"><text:tab/><text:tab/>(1.2.1) O sistema solicita os dados da pesquisa.</text:p>
      <text:p text:style-name="P14"><text:tab/><text:tab/>(1.2.2) O funcionário preenche os dados solicitados no sistema.</text:p>
      <text:p text:style-name="P14"><text:tab/><text:tab/>(1.2.3) O funcionário consulta o editora através do botão consultar.</text:p>
      <text:p text:style-name="P14"><text:tab/><text:tab/>(1.2.4) O sistema apresenta uma lista com ordens de editora pesquisadas.</text:p>
      <text:p text:style-name="P14"><text:tab/><text:tab/>(1.2.5) O funcionário seleciona uma ordem de editora da lista.</text:p>
      <text:p text:style-name="P14"><text:tab/><text:tab/>(1.2.6) O sistema exibe as informações da ordem de editora (id, cliente, autor).</text:p>
      <text:p text:style-name="P14"/>
      <text:p text:style-name="P14"><text:tab/>Variante 1.3: “Atualizar ordem de editora”:</text:p>
      <text:p text:style-name="P14"><text:tab/><text:tab/>(1.3.1) &lt;&lt;Include&gt;&gt;[VA1.2].</text:p>
      <text:p text:style-name="P14"><text:tab/><text:tab/>(1.3.2) O funcionário preenche os campos com os novos dados à serem <text:tab/><text:tab/><text:tab/><text:tab/><text:tab/>adicionados [FA01].</text:p>
      <text:p text:style-name="P14"><text:soft-page-break/><text:tab/><text:tab/>(1.3.3) O funcionário salva suas <text:span text:style-name="T49">alterações</text:span> <text:span text:style-name="T49">através</text:span> do botão 'alterar'.</text:p>
      <text:p text:style-name="P14"><text:tab/><text:tab/>(1.3.4) O sistema informa a alteração feita com sucesso.</text:p>
      <text:p text:style-name="P14"/>
      <text:p text:style-name="P56">2 - O funcionário escolhe uma opção.</text:p>
      <text:p text:style-name="P14">3 - O sistema retorna a etapa 1.</text:p>
      <text:p text:style-name="P9">Fluxos alternativos:</text:p>
      <text:p text:style-name="P56">[FA01] Remover editora:</text:p>
      <text:p text:style-name="P55">1 - funcionário seleciona editora escolhido.</text:p>
      <text:p text:style-name="P51">2 - Sistema exibe tela confirmando <text:span text:style-name="T50">ação.</text:span></text:p>
      <text:p text:style-name="P51">3 - funcionário confirma.</text:p>
      <text:p text:style-name="P51">4 - Retorna ao passo 1.3.2</text:p>
      <text:p text:style-name="P9">Fluxos de erro:</text:p>
      <text:p text:style-name="P56">[FE01] Cliente não cadastrado:</text:p>
      <text:p text:style-name="P55">1 - O sistema exibe mensagem de erro.</text:p>
      <text:p text:style-name="P51">2 - &lt;&lt;include&gt;&gt; [UC01 VA1.1]</text:p>
      <text:p text:style-name="P51">3 - Retorna ao passo 1.1.2..</text:p>
      <text:p text:style-name="P56">[FE02] autor não cadastrado:</text:p>
      <text:p text:style-name="P55">1 - O sistema exibe mensagem de erro.</text:p>
      <text:p text:style-name="P51">2 - &lt;&lt;include&gt;&gt; [UC02 VA1.1]</text:p>
      <text:p text:style-name="P51">3 - Retorna ao passo 1.1.2.</text:p>
      <text:p text:style-name="P56"/>
      <text:p text:style-name="P56">[FE03] editora não cadastrado:</text:p>
      <text:p text:style-name="P55">1 - O sistema exibe mensagem de erro.</text:p>
      <text:p text:style-name="P51">2 - Retorna ao passo 1.1.2.</text:p>
      <text:p text:style-name="P56">[FE04] funcionário não cadastrado:</text:p>
      <text:p text:style-name="P55">1 - O sistema exibe mensagem de erro.</text:p>
      <text:p text:style-name="P51">2 - Retorna ao pass<text:bookmark text:name="RFXX001111111"/><text:span text:style-name="T51">o 1.1.2</text:span></text:p>
      <text:p text:style-name="Filling_20_instruction"/>
      <text:p text:style-name="P47"><text:span text:style-name="Fonte_20_parág._20_padrão"><text:span text:style-name="T22">Descrição: </text:span></text:span><text:span text:style-name="Fonte_20_parág._20_padrão"><text:span text:style-name="T5">Gerencia os orçamentos criados pela empresa.</text:span></text:span></text:p>
      <text:p text:style-name="P47"><text:span text:style-name="Fonte_20_parág._20_padrão"><text:span text:style-name="T22">Pré-condições: <text:tab/></text:span></text:span><text:span text:style-name="Fonte_20_parág._20_padrão"><text:span text:style-name="T5">Sistema iniciado, exibindo tela de apresentação.</text:span></text:span></text:p>
      <text:p text:style-name="P48"><text:tab/><text:tab/><text:tab/><text:span text:style-name="T52">Conexão</text:span> com o banco de dados.</text:p>
      <text:p text:style-name="P47"><text:span text:style-name="Fonte_20_parág._20_padrão"><text:span text:style-name="T22">Pós-condições: </text:span></text:span><text:span text:style-name="Fonte_20_parág._20_padrão"><text:span text:style-name="T22"><text:tab/></text:span></text:span><text:span text:style-name="Fonte_20_parág._20_padrão"><text:span text:style-name="T5">Orçamento adicionado ao banco de dados do sistema.</text:span></text:span></text:p>
      <text:p text:style-name="P48"><text:tab/><text:tab/><text:tab/></text:p>
      <text:p text:style-name="P50">Fluxo principal:</text:p>
      <text:p text:style-name="P55">1 - O sistema exibe tela inicial com as opções disponíveis:</text:p>
      <text:p text:style-name="P51"><text:tab/>1.1 - “Novo orçamento”.</text:p>
      <text:p text:style-name="P51"><text:tab/>1.2 - “Consultar orçamento”.</text:p>
      <text:p text:style-name="P51"/>
      <text:p text:style-name="P51"><text:tab/>Variante 1.1: “Novo orçamento”:</text:p>
      <text:p text:style-name="P51"><text:tab/><text:tab/>(1.1.1) O sistema solicita os dados da ordem de editora.[FA01]</text:p>
      <text:p text:style-name="P51"><text:tab/><text:tab/>(1.1.2) O funcionário preenche os campos com os dados do orçamento (Cliente, autor, <text:tab/><text:tab/><text:tab/><text:tab/>editoras).</text:p>
      <text:p text:style-name="P14"><text:soft-page-break/><text:tab/><text:tab/>(1.1.3) O sistema verifica os campos preenchidos <text:s/>e valida os dados: <text:s/>[FE01] [FE02] [FE03].</text:p>
      <text:p text:style-name="P14"><text:tab/><text:tab/>(1.1.4) O funcionário cadastra orçament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orçamento”:</text:p>
      <text:p text:style-name="P14"><text:tab/><text:tab/>(1.2.1) O sistema solicita os dados da pesquisa.</text:p>
      <text:p text:style-name="P14"><text:tab/><text:tab/>(1.2.2) O <text:span text:style-name="T38">funcionário</text:span> preenche os dados solicitados no sistema.</text:p>
      <text:p text:style-name="P14"><text:tab/><text:tab/>(1.2.3) O <text:span text:style-name="T38">funcionário</text:span> consulta o editora através do botão consultar.</text:p>
      <text:p text:style-name="P14"><text:tab/><text:tab/>(1.2.4) O sistema apresenta uma lista com ordens de editora pesquisadas.</text:p>
      <text:p text:style-name="P14"><text:tab/><text:tab/>(1.2.5) O <text:span text:style-name="T38">funcionário</text:span> seleciona uma ordem de editora da lista.</text:p>
      <text:p text:style-name="P14"><text:tab/><text:tab/>(1.2.6) O sistema exibe as informações da ordem de orçamento (id, cliente, autor).</text:p>
      <text:p text:style-name="P14"/>
      <text:p text:style-name="P56">2 - O funcionário escolhe uma opção.</text:p>
      <text:p text:style-name="P14">3 - O sistema retorna a etapa 1.</text:p>
      <text:p text:style-name="P9">Fluxos alternativos:</text:p>
      <text:p text:style-name="P56">[FA01] Clonar orçamento:</text:p>
      <text:p text:style-name="P55">1 - &lt;&lt;include&gt;&gt; [VA1.2].</text:p>
      <text:p text:style-name="P51">2 - Sistema exibe tela confirmando <text:span text:style-name="T38">ação.</text:span></text:p>
      <text:p text:style-name="P51">3 - <text:span text:style-name="T38">Funcionário</text:span> altera orçamento[FA02] [FA03].</text:p>
      <text:p text:style-name="P51">4 - Retorna ao passo 1.1.2</text:p>
      <text:p text:style-name="P56">[FA02] Remover editora:</text:p>
      <text:p text:style-name="P55">1 - <text:span text:style-name="T38">Funcionário</text:span> seleciona editora escolhido.</text:p>
      <text:p text:style-name="P51">2 - Sistema exibe tela confirmando <text:span text:style-name="T53">ação.</text:span></text:p>
      <text:p text:style-name="P51">3 - <text:span text:style-name="T38">Funcionário</text:span> confirma.</text:p>
      <text:p text:style-name="P51">4 - Retorna ao passo [FA01.3].</text:p>
      <text:p text:style-name="P14">[FA03] Adiciona editora:</text:p>
      <text:p text:style-name="Filling_20_instruction"><text:span text:style-name="T16">1 - </text:span><text:span text:style-name="T55">Funcionário</text:span><text:span text:style-name="T16"> adiciona editora.</text:span></text:p>
      <text:p text:style-name="P51"/>
      <text:p text:style-name="P54"/>
      <text:p text:style-name="P64"><text:bookmark-start text:name="__RefHeading__1534_8443206391111"/><text:bookmark-start text:name="RFXX0011111111"/><text:span text:style-name="Fonte_20_parág._20_padrão"><text:span text:style-name="T11">[UC0</text:span></text:span><text:span text:style-name="Fonte_20_parág._20_padrão"><text:span text:style-name="T12">7</text:span></text:span><text:span text:style-name="Fonte_20_parág._20_padrão"><text:span text:style-name="T11">]</text:span></text:span><text:bookmark-end text:name="RFXX0011111111"/><text:span text:style-name="Fonte_20_parág._20_padrão"><text:span text:style-name="T11">Fazer consultas</text:span></text:span><text:bookmark-end text:name="__RefHeading__1534_8443206391111"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">Ator(es):</text:p>
          </table:table-cell>
          <table:table-cell table:style-name="Tabela12.B1" office:value-type="string">
            <text:p text:style-name="P66">Funcionário</text:p>
          </table:table-cell>
        </table:table-row>
      </table:table>
      <text:p text:style-name="Filling_20_instruction"/>
      <text:p text:style-name="P47"><text:span text:style-name="Fonte_20_parág._20_padrão"><text:span text:style-name="T22">Descrição: </text:span></text:span><text:span text:style-name="Fonte_20_parág._20_padrão"><text:span text:style-name="T5">Permite consultas por cliente, autor e </text:span></text:span><text:span text:style-name="Fonte_20_parág._20_padrão"><text:span text:style-name="T17">funcionário</text:span></text:span><text:span text:style-name="Fonte_20_parág._20_padrão"><text:span text:style-name="T5"> no banco de dados.</text:span></text:span></text:p>
      <text:p text:style-name="P47"><text:span text:style-name="Fonte_20_parág._20_padrão"><text:span text:style-name="T22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17">apresentação.</text:span></text:span></text:p>
      <text:p text:style-name="P48"><text:tab/><text:tab/><text:tab/><text:span text:style-name="T38">Conexão</text:span> com o banco de dados.</text:p>
      <text:p text:style-name="P49">Pós-condições: <text:tab/></text:p>
      <text:p text:style-name="P48"><text:tab/><text:tab/><text:tab/></text:p>
      <text:p text:style-name="P50">Fluxo principal:</text:p>
      <text:p text:style-name="P55">1 - O sistema exibe tela inicial com as opções <text:span text:style-name="T38">disponíveis</text:span>:</text:p>
      <text:p text:style-name="P51"><text:tab/>1.1 - “Consulta por cliente”.</text:p>
      <text:p text:style-name="P51"><text:tab/>1.2 - “Consulta por autor”.</text:p>
      <text:p text:style-name="P51"><text:soft-page-break/><text:tab/>1.3 - “Consulta por funcionário”.</text:p>
      <text:p text:style-name="P51"/>
      <text:p text:style-name="P51"><text:tab/>Variante 1.1: “Consulta por cliente”:</text:p>
      <text:p text:style-name="P51"><text:tab/><text:tab/>(1.1.1) O sistema solicita cliente a ser pesquisado.</text:p>
      <text:p text:style-name="P51"><text:tab/><text:tab/>(1.1.2) O funcionário informa cliente desejado &lt;&lt;extends&gt;&gt;[UC01 VA1.2]</text:p>
      <text:p text:style-name="P14"><text:tab/><text:tab/>(1.1.3) O sistema lista todas as ordens de editora criadas para o cliente.</text:p>
      <text:p text:style-name="P14"><text:tab/><text:tab/>(1.1.4) O funcionário escolhe uma ordem de editora.</text:p>
      <text:p text:style-name="P14"><text:tab/><text:tab/>(1.1.5) O sistema exibe ordem de editora completa.. <text:s text:c="5"/><text:tab/></text:p>
      <text:p text:style-name="P51"/>
      <text:p text:style-name="P51"><text:tab/>Variante 1.2: “Consulta por autor”:</text:p>
      <text:p text:style-name="P51"><text:tab/><text:tab/>(1.2.1) O sistema solicita autor a ser pesquisado.</text:p>
      <text:p text:style-name="P51"><text:tab/><text:tab/>(1.2.2) O funcionário informa autor desejado &lt;&lt;extends&gt;&gt;[UC02 VA1.2]</text:p>
      <text:p text:style-name="P14"><text:tab/><text:tab/>(1.2.3) O sistema lista todas as ordens de editora criadas para o autor.</text:p>
      <text:p text:style-name="P14"><text:tab/><text:tab/>(1.2.4) O funcionário escolhe uma ordem de editora.</text:p>
      <text:p text:style-name="P14"><text:tab/><text:tab/>(1.2.5) O sistema exibe ordem de editora completa.</text:p>
      <text:p text:style-name="P14"/>
      <text:p text:style-name="P51"><text:tab/>Variante 1.2: “Consulta por funcionário”:</text:p>
      <text:p text:style-name="P51"><text:tab/><text:tab/>(1.2.1) O sistema solicita funcionário a ser pesquisado.</text:p>
      <text:p text:style-name="P51"><text:tab/><text:tab/>(1.2.2) O funcionário informa autor desejado &lt;&lt;extends&gt;&gt;[UC03 VA1.2]</text:p>
      <text:p text:style-name="P14"><text:tab/><text:tab/>(1.2.3) O sistema lista todas as ordens de editora criadas para o funcionário.</text:p>
      <text:p text:style-name="P14"><text:tab/><text:tab/>(1.2.4) O funcionário escolhe uma ordem de editora.</text:p>
      <text:p text:style-name="P14"><text:tab/><text:tab/>(1.2.5) O sistema exibe ordem de editora completa.</text:p>
      <text:p text:style-name="P14"/>
      <text:p text:style-name="P14"/>
      <text:p text:style-name="P56">2 - O <text:span text:style-name="T38">Funcionário</text:span> escolhe uma opção.</text:p>
      <text:p text:style-name="P14">3 - O sistema retorna a etapa 1.</text:p>
      <text:p text:style-name="P9">Fluxos alternativos:</text:p>
      <text:p text:style-name="P56"/>
      <text:p text:style-name="P9">Fluxos de erro:</text:p>
      <text:p text:style-name="P58"/>
      <text:p text:style-name="P64"><text:bookmark-start text:name="__RefHeading__1534_84432063911111"/><text:bookmark-start text:name="RFXX00111111111"/><text:span text:style-name="Fonte_20_parág._20_padrão"><text:span text:style-name="T11">[UC</text:span></text:span><text:span text:style-name="Fonte_20_parág._20_padrão"><text:span text:style-name="T12">8</text:span></text:span><text:span text:style-name="Fonte_20_parág._20_padrão"><text:span text:style-name="T11">]</text:span></text:span><text:bookmark-end text:name="RFXX00111111111"/><text:span text:style-name="Fonte_20_parág._20_padrão"><text:span text:style-name="T11">Gerar </text:span></text:span><text:span text:style-name="Fonte_20_parág._20_padrão"><text:span text:style-name="T12">relatórios</text:span></text:span><text:bookmark-end text:name="__RefHeading__1534_84432063911111"/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">Ator(es):</text:p>
          </table:table-cell>
          <table:table-cell table:style-name="Tabela13.B1" office:value-type="string">
            <text:p text:style-name="P65">Funcionário</text:p>
          </table:table-cell>
        </table:table-row>
      </table:table>
      <text:p text:style-name="Filling_20_instruction"/>
      <text:p text:style-name="P47"><text:span text:style-name="Fonte_20_parág._20_padrão"><text:span text:style-name="T22">Descrição: </text:span></text:span><text:span text:style-name="Fonte_20_parág._20_padrão"><text:span text:style-name="T5">Gera </text:span></text:span><text:span text:style-name="Fonte_20_parág._20_padrão"><text:span text:style-name="T17">relatórios</text:span></text:span><text:span text:style-name="Fonte_20_parág._20_padrão"><text:span text:style-name="T5"> por valor arrecadado no mês e livros não devolvidas.</text:span></text:span></text:p>
      <text:p text:style-name="P47"><text:span text:style-name="Fonte_20_parág._20_padrão"><text:span text:style-name="T22">Pré-condições: <text:tab/></text:span></text:span><text:span text:style-name="Fonte_20_parág._20_padrão"><text:span text:style-name="T5">Sistema iniciado, exibindo tela de apresentação.</text:span></text:span></text:p>
      <text:p text:style-name="P48"><text:tab/><text:tab/><text:tab/><text:span text:style-name="T38">Conexão</text:span> com o banco de dados.</text:p>
      <text:p text:style-name="P49">Pós-condições: <text:tab/></text:p>
      <text:p text:style-name="P48"><text:tab/><text:tab/><text:tab/></text:p>
      <text:p text:style-name="P50">Fluxo principal:</text:p>
      <text:p text:style-name="P55">1 - O sistema exibe tela inicial com as opções <text:span text:style-name="T38">disponíveis</text:span>:</text:p>
      <text:p text:style-name="P53">1.1 - “<text:span text:style-name="T38">Relatório</text:span> <text:span text:style-name="T38">arrecadação</text:span> do por <text:span text:style-name="T38">mês</text:span>”</text:p>
      <text:p text:style-name="P53"><text:soft-page-break/><text:tab/>1.2 - “<text:span text:style-name="T56">Relatório</text:span> livros pendentes”.<text:tab/></text:p>
      <text:p text:style-name="P51"/>
      <text:p text:style-name="P51"><text:tab/>Variante 1.1: “<text:span text:style-name="T56">Relatório</text:span> <text:span text:style-name="T56">arrecadação</text:span> do por <text:span text:style-name="T56">mês</text:span>”:</text:p>
      <text:p text:style-name="P51"><text:tab/><text:tab/>(1.1.1) O sistema solicita mês desejado.</text:p>
      <text:p text:style-name="P51"><text:tab/><text:tab/>(1.1.2) O funcionário informa <text:span text:style-name="T56">mês</text:span> desejado.</text:p>
      <text:p text:style-name="P14"><text:tab/><text:tab/>(1.1.3) O sistema exibe os valores arrecadados por cada dia bem como o total do mês.</text:p>
      <text:p text:style-name="P14"><text:tab/><text:tab/></text:p>
      <text:p text:style-name="P51"><text:tab/>Variante 1.2: “<text:span text:style-name="T57">Relatório</text:span> livros pendentes”:</text:p>
      <text:p text:style-name="P51"><text:tab/><text:tab/>(1.2.1) O sistema exibe <text:span text:style-name="T39">lista de</text:span> <text:span text:style-name="T39">empréstimos</text:span> não devolvidos.</text:p>
      <text:p text:style-name="P14"/>
      <text:p text:style-name="P56"><text:s text:c="9"/>2 - O <text:span text:style-name="T39">Funcionário</text:span> escolhe uma opção.</text:p>
      <text:p text:style-name="P14"><text:s text:c="9"/>3 <text:s/>- O sistema retorna a etapa 1.</text:p>
      <text:p text:style-name="P9">Fluxos alternativos:</text:p>
      <text:p text:style-name="P56"/>
      <text:p text:style-name="P9">Fluxos de erro: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DejaVu Sans" style:font-size-asian="14pt" style:font-name-complex="DejaVu Sans" style:font-size-complex="14pt" fo:hyphenate="false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hyphenation-ladder-count="no-limit" fo:background-color="#f2f2f2" fo:padding-left="0.141cm" fo:padding-right="0.141cm" fo:padding-top="0.035cm" fo:padding-bottom="0.035cm" fo:border="0.51pt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style:contextual-spacing="false" fo:hyphenation-ladder-count="no-limit" fo:keep-with-next="always"/>
      <style:text-properties fo:font-size="13pt" fo:font-weight="bold" style:font-size-asian="13pt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hyphenation-ladder-count="no-limit" fo:keep-with-next="always"/>
      <style:text-properties fo:font-weight="bold" style:font-weight-asian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hyphenation-ladder-count="no-limit" fo:keep-with-next="always"/>
      <style:text-properties fo:font-size="12pt" style:font-size-asian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style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/>
    </style:style>
    <style:style style:name="Numerada" style:family="paragraph" style:parent-style-name="Standard" style:list-style-name="WW8Num2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/>
    </style:style>
    <style:style style:name="titulo" style:family="paragraph" style:parent-style-name="Standard" style:next-style-name="versao">
      <style:paragraph-properties fo:margin-top="9.313cm" fo:margin-bottom="0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versao" style:family="paragraph" style:parent-style-name="titulo" style:next-style-name="Standard">
      <style:paragraph-properties fo:margin-top="0cm" fo:margin-bottom="0cm" style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>
      <style:paragraph-properties fo:margin-top="0.212cm" fo:margin-bottom="0.106cm" style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Titulo1" style:family="paragraph" style:parent-style-name="Heading">
      <style:paragraph-properties fo:text-align="end" style:justify-single-word="false" fo:hyphenation-ladder-count="no-limit"/>
      <style:text-properties fo:hyphenate="false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fo:margin-top="0cm" fo:margin-bottom="0cm" style:contextual-spacing="false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4.5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/>
    </style:style>
    <style:style style:name="version" style:family="paragraph" style:parent-style-name="Heading">
      <style:paragraph-properties fo:margin-top="0cm" fo:margin-bottom="0cm" style:contextual-spacing="false" fo:text-align="end" style:justify-single-word="false" fo:hyphenation-ladder-count="no-limit"/>
      <style:text-properties style:font-name-complex="Times New Roman" style:font-size-complex="11pt" style:text-scale="95%" fo:hyphenate="false"/>
    </style:style>
    <style:style style:name="cliente" style:family="paragraph">
      <style:paragraph-properties fo:margin-top="9.313cm" fo:margin-bottom="0.423cm" style:contextual-spacing="false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Arial" fo:font-style="normal" fo:font-weight="bold" style:font-style-asian="normal" style:font-weight-asian="bold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Arial" fo:font-style="normal" fo:font-weight="bold" style:font-style-asian="normal" style:font-weight-asian="bold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WW_5f_CharLFO38LVL1" style:display-name="WW_CharLFO38LVL1" style:family="text">
      <style:text-properties style:font-name="Symbol"/>
    </style:style>
    <style:style style:name="WW_5f_CharLFO39LVL3" style:display-name="WW_CharLFO39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199cm" fo:margin-left="0.399cm"/>
        </style:list-level-properties>
        <style:text-properties style:font-name="Symbol"/>
      </text:list-level-style-bullet>
      <text:list-level-style-number text:level="2" text:style-name="WW_5f_CharLFO22LVL2" style:num-format="A" style:num-letter-sync="true">
        <style:list-level-properties text:list-level-position-and-space-mode="label-alignment">
          <style:list-level-label-alignment text:label-followed-by="listtab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24LVL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302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Header"/>
      </style:header>
    </style:master-page>
    <style:master-page style:name="MP1" style:page-layout-name="Mpm3">
      <style:header>
        <text:p text:style-name="MP1"/>
      </style:header>
    </style:master-page>
    <style:master-page style:name="MPF1" style:page-layout-name="Mpm4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4">
      <style:header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>DocumentoEspecificacaoFuncional</dc:title>
    <meta:creation-date>2013-06-17T16:59:40.90</meta:creation-date>
    <meta:editing-cycles>29</meta:editing-cycles>
    <meta:editing-duration>PT1H42M28S</meta:editing-duration>
    <dc:date>2013-06-19T11:47:51</dc:date>
    <dc:creator>fabio </dc:creator>
    <meta:document-statistic meta:table-count="11" meta:image-count="0" meta:object-count="0" meta:page-count="19" meta:paragraph-count="548" meta:word-count="3787" meta:character-count="24945" meta:non-whitespace-character-count="20861"/>
    <meta:user-defined meta:name="Informações 1"/>
    <meta:user-defined meta:name="Informações 2"/>
    <meta:user-defined meta:name="Informações 3"/>
    <meta:user-defined meta:name="Informações 4"/>
  </office:meta>
</office:document-meta>
</file>